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262626" style:repeat-content="false"/>
      <style:paragraph-properties fo:text-align="end" fo:margin-right="0cm"/>
      <style:text-properties fo:color="#FFFFFF" style:font-name="Lucida Sans Unicode" style:font-name-asian="Lucida Sans Unicode" style:font-name-complex="Lucida Sans Unicode"/>
    </style:style>
    <style:style style:name="ce3" style:family="table-cell" style:parent-style-name="Default" style:data-style-name="N0">
      <style:table-cell-properties fo:border="2pt solid #92D050" style:vertical-align="automatic" fo:background-color="#262626" style:cell-protect="none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/>
    </style:style>
    <style:style style:name="ce4" style:family="table-cell" style:parent-style-name="Default" style:data-style-name="N0">
      <style:text-properties style:font-name="Lucida Sans Unicode" style:font-name-asian="Lucida Sans Unicode" style:font-name-complex="Lucida Sans Unicode"/>
    </style:style>
    <style:style style:name="ce5" style:family="table-cell" style:parent-style-name="Default" style:data-style-name="N0">
      <style:table-cell-properties fo:background-color="#262626"/>
      <style:text-properties style:font-name="Lucida Sans Unicode" style:font-name-asian="Lucida Sans Unicode" style:font-name-complex="Lucida Sans Unicode"/>
    </style:style>
    <style:style style:name="ce6" style:family="table-cell" style:parent-style-name="Hyperlink" style:data-style-name="N0">
      <style:table-cell-properties style:vertical-align="automatic" fo:background-color="#262626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/>
    </style:style>
    <style:style style:name="ce8" style:family="table-cell" style:parent-style-name="Default" style:data-style-name="N36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0">
      <style:table-cell-properties style:vertical-align="automatic" fo:wrap-option="wrap"/>
      <style:text-properties style:font-name="Lucida Sans Unicode" style:font-name-asian="Lucida Sans Unicode" style:font-name-complex="Lucida Sans Unicode"/>
    </style:style>
    <style:style style:name="ce10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cell-protect="none"/>
      <style:text-properties fo:color="#262626" style:font-name="Lucida Sans Unicode" style:font-name-asian="Lucida Sans Unicode" style:font-name-complex="Lucida Sans Unicode" fo:font-size="9pt" style:font-size-asian="9pt" style:font-size-complex="9pt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4" style:family="table-cell" style:parent-style-name="Default" style:data-style-name="N3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5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6" style:family="table-cell" style:parent-style-name="Default" style:data-style-name="N0">
      <style:table-cell-properties style:cell-protect="protected"/>
      <style:text-properties fo:color="#808080" style:font-name="Lucida Sans Unicode" style:font-name-asian="Lucida Sans Unicode" style:font-name-complex="Lucida Sans Unicode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37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8" style:family="table-cell" style:parent-style-name="Default" style:data-style-name="N36">
      <style:table-cell-properties style:cell-protect="protected"/>
      <style:text-properties fo:color="#808080" style:font-name="Lucida Sans Unicode" style:font-name-asian="Lucida Sans Unicode" style:font-name-complex="Lucida Sans Unicode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automatic" fo:wrap-option="wrap"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20" style:family="table-cell" style:parent-style-name="Default" style:data-style-name="N3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21" style:family="table-cell" style:parent-style-name="Default" style:data-style-name="N0">
      <style:table-cell-properties style:cell-protect="none"/>
      <style:text-properties fo:color="#262626" style:font-name="Lucida Sans Unicode" style:font-name-asian="Lucida Sans Unicode" style:font-name-complex="Lucida Sans Unicode" fo:font-size="9pt" style:font-size-asian="9pt" style:font-size-complex="9pt"/>
    </style:style>
    <style:style style:name="ce22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/>
    </style:style>
    <style:style style:name="ce23" style:family="table-cell" style:parent-style-name="Default" style:data-style-name="N0">
      <style:table-cell-properties style:cell-protect="none"/>
      <style:text-properties fo:color="#262626" style:font-name="Lucida Sans Unicode" style:font-name-asian="Lucida Sans Unicode" style:font-name-complex="Lucida Sans Unicode"/>
    </style:style>
    <style:style style:name="ce24" style:family="table-cell" style:parent-style-name="Default" style:data-style-name="N3">
      <style:table-cell-properties style:cell-protect="none"/>
      <style:text-properties style:font-name="Lucida Sans Unicode" style:font-name-asian="Lucida Sans Unicode" style:font-name-complex="Lucida Sans Unicode"/>
    </style:style>
    <style:style style:name="ce25" style:family="table-cell" style:parent-style-name="Default" style:data-style-name="N0">
      <style:table-cell-properties style:cell-protect="protected"/>
      <style:text-properties style:font-name="Lucida Sans Unicode" style:font-name-asian="Lucida Sans Unicode" style:font-name-complex="Lucida Sans Unicode"/>
    </style:style>
    <style:style style:name="ce26" style:family="table-cell" style:parent-style-name="Default" style:data-style-name="N36">
      <style:table-cell-properties style:cell-protect="protected"/>
      <style:text-properties style:font-name="Lucida Sans Unicode" style:font-name-asian="Lucida Sans Unicode" style:font-name-complex="Lucida Sans Unicode"/>
    </style:style>
    <style:style style:name="ce27" style:family="table-cell" style:parent-style-name="Default" style:data-style-name="N0">
      <style:table-cell-properties style:vertical-align="automatic" fo:wrap-option="wrap" style:cell-protect="none"/>
      <style:text-properties style:font-name="Lucida Sans Unicode" style:font-name-asian="Lucida Sans Unicode" style:font-name-complex="Lucida Sans Unicode"/>
    </style:style>
    <style:style style:name="ce28" style:family="table-cell" style:parent-style-name="Default" style:data-style-name="N0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 fo:font-size="22pt" style:font-size-asian="22pt" style:font-size-complex="22pt" fo:font-weight="bold" style:font-weight-asian="bold" style:font-weight-complex="bold"/>
    </style:style>
    <style:style style:name="ce29" style:family="table-cell" style:parent-style-name="Hyperlink" style:data-style-name="N0">
      <style:table-cell-properties style:vertical-align="automatic" fo:background-color="#262626" style:repeat-content="false"/>
      <style:paragraph-properties fo:text-align="start" fo:margin-left="0cm"/>
      <style:text-properties fo:color="#92D050" style:text-underline-style="none" style:text-underline-type="none" fo:font-weight="bold" style:font-weight-asian="bold" style:font-weight-complex="bold"/>
    </style:style>
    <style:style style:name="co1" style:family="table-column">
      <style:table-column-properties fo:break-before="auto" style:column-width="7.85812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04270833333333cm" style:use-optimal-column-width="true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7.381875cm" style:use-optimal-column-width="true"/>
    </style:style>
    <style:style style:name="co11" style:family="table-column">
      <style:table-column-properties fo:break-before="auto" style:column-width="8.09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7.858125cm" style:use-optimal-column-width="true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lectronics" table:style-name="ta1" table:print-ranges="Electronics.A1:Electronics.K33">
        <table:table-column table:style-name="co1" table:default-cell-style-name="ce22"/>
        <table:table-column table:style-name="co2" table:default-cell-style-name="ce23"/>
        <table:table-column table:style-name="co3" table:default-cell-style-name="ce22"/>
        <table:table-column table:style-name="co4" table:default-cell-style-name="ce22"/>
        <table:table-column table:style-name="co5" table:default-cell-style-name="ce24"/>
        <table:table-column table:style-name="co6" table:default-cell-style-name="ce22"/>
        <table:table-column table:style-name="co7" table:default-cell-style-name="ce25"/>
        <table:table-column table:style-name="co8" table:default-cell-style-name="ce25"/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12" table:number-columns-repeated="16373" table:default-cell-style-name="ce4"/>
        <table:table-row table:style-name="ro1">
          <table:table-cell office:value-type="string" table:number-columns-spanned="9" table:number-rows-spanned="1" table:style-name="ce28">
            <text:p>Bill of Materials - XTest1 - Electronics</text:p>
          </table:table-cell>
          <table:covered-table-cell table:number-columns-repeated="8"/>
          <table:table-cell office:value-type="string" table:style-name="ce2">
            <text:p># of boards goal: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29">
            <text:p><text:a xlink:href="http://www.projectsandstuff.com/"><text:s/>Projects and Stuff LLC - http://www.projectsandstuff.com</text:a></text:p>
          </table:table-cell>
          <table:covered-table-cell table:number-columns-repeated="8"/>
          <table:table-cell table:number-columns-repeated="2" table:style-name="ce5"/>
          <table:table-cell table:number-columns-repeated="16373"/>
        </table:table-row>
        <table:table-row table:style-name="ro2">
          <table:table-cell table:number-columns-repeated="9" table:style-name="ce6"/>
          <table:table-cell table:number-columns-repeated="2" table:style-name="ce5"/>
          <table:table-cell table:number-columns-repeated="16373"/>
        </table:table-row>
        <table:table-row table:style-name="ro3">
          <table:table-cell office:value-type="string" table:style-name="ce7">
            <text:p>Total BOM Parts Cost:</text:p>
          </table:table-cell>
          <table:table-cell office:value-type="currency" office:value="272.25" table:formula="msoxl:=SUM(I6:I201)" table:style-name="ce8">
            <text:p>$272.25</text:p>
          </table:table-cell>
          <table:table-cell table:number-columns-repeated="9" table:style-name="ce5"/>
          <table:table-cell table:number-columns-repeated="16373"/>
        </table:table-row>
        <table:table-row table:style-name="ro4">
          <table:table-cell office:value-type="string" table:style-name="ce9">
            <text:p>Description</text:p>
          </table:table-cell>
          <table:table-cell office:value-type="string" table:style-name="ce9">
            <text:p>Mfg Part #</text:p>
          </table:table-cell>
          <table:table-cell office:value-type="string" table:style-name="ce9">
            <text:p>Package</text:p>
          </table:table-cell>
          <table:table-cell office:value-type="string" table:style-name="ce9">
            <text:p>Default Supplier</text:p>
          </table:table-cell>
          <table:table-cell office:value-type="string" table:style-name="ce9">
            <text:p>Supplier On Hand</text:p>
          </table:table-cell>
          <table:table-cell office:value-type="string" table:style-name="ce9">
            <text:p>Qty per board</text:p>
          </table:table-cell>
          <table:table-cell office:value-type="string" table:style-name="ce9">
            <text:p>Total Qty Needed</text:p>
          </table:table-cell>
          <table:table-cell office:value-type="string" table:style-name="ce9">
            <text:p>Price per part at Qty</text:p>
          </table:table-cell>
          <table:table-cell office:value-type="string" table:style-name="ce9">
            <text:p>Total Price</text:p>
          </table:table-cell>
          <table:table-cell office:value-type="string" table:style-name="ce9">
            <text:p>Notes</text:p>
          </table:table-cell>
          <table:table-cell office:value-type="string" table:style-name="ce9">
            <text:p>Part References</text:p>
          </table:table-cell>
          <table:table-cell table:number-columns-repeated="16373" table:style-name="ce9"/>
        </table:table-row>
        <table:table-row table:style-name="ro2">
          <table:table-cell office:value-type="string" table:style-name="ce10">
            <text:p>5V 300mA LDO Regulator</text:p>
          </table:table-cell>
          <table:table-cell office:value-type="string" table:style-name="ce11">
            <text:p><text:a xlink:href="http://www.digikey.com/product-detail/en/MCP1802T-5002I%2FOT/MCP1802T-5002I%2FOTTR-ND/1679145">MCP1802T-5002I/OT</text:a></text:p>
          </table:table-cell>
          <table:table-cell office:value-type="string" table:style-name="ce12">
            <text:p>SOT-23-5</text:p>
          </table:table-cell>
          <table:table-cell office:value-type="string" table:style-name="ce13">
            <text:p>DigiKey</text:p>
          </table:table-cell>
          <table:table-cell office:value-type="float" office:value="6006" table:style-name="ce14">
            <text:p>6,006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6*Goal)" table:style-name="ce16">
            <text:p>3</text:p>
          </table:table-cell>
          <table:table-cell office:value-type="currency" office:value="0.65" table:style-name="ce17">
            <text:p>$0.65000</text:p>
          </table:table-cell>
          <table:table-cell office:value-type="currency" office:value="1.9500000000000002" table:formula="msoxl:=SUM(H6*G6)" table:style-name="ce18">
            <text:p>$1.95</text:p>
          </table:table-cell>
          <table:table-cell office:value-type="string" table:style-name="ce13">
            <text:p>V_in = 6 to 10V</text:p>
          </table:table-cell>
          <table:table-cell office:value-type="string" table:style-name="ce1">
            <text:p>U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SPDT 300kHz-3GHz RF Switch</text:p>
          </table:table-cell>
          <table:table-cell office:value-type="string" table:style-name="ce11">
            <text:p><text:a xlink:href="http://www.digikey.com/product-detail/en/SKY13268-344LF/863-1047-1-ND/2052179">SKY13268-344LF</text:a></text:p>
          </table:table-cell>
          <table:table-cell office:value-type="string" table:style-name="ce19">
            <text:p>SOT-666</text:p>
          </table:table-cell>
          <table:table-cell office:value-type="string" table:style-name="ce13">
            <text:p>DigiKey</text:p>
          </table:table-cell>
          <table:table-cell office:value-type="float" office:value="8108" table:style-name="ce14">
            <text:p>8,108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7*Goal)" table:style-name="ce16">
            <text:p>3</text:p>
          </table:table-cell>
          <table:table-cell office:value-type="currency" office:value="0.53" table:style-name="ce17">
            <text:p>$0.53000</text:p>
          </table:table-cell>
          <table:table-cell office:value-type="currency" office:value="1.59" table:formula="msoxl:=SUM(H7*G7)" table:style-name="ce18">
            <text:p>$1.59</text:p>
          </table:table-cell>
          <table:table-cell table:style-name="ce13"/>
          <table:table-cell office:value-type="string" table:style-name="ce1">
            <text:p>U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Active Attenuator DC-4GHz 57dBm</text:p>
          </table:table-cell>
          <table:table-cell office:value-type="string" table:style-name="ce11">
            <text:p><text:a xlink:href="http://www.mouser.com/ProductDetail/TriQuint-Semiconductor/TQP4M9072/?qs=sGAEpiMZZMu8UjT63VDmae38Iv%2f%2fMC7uAy4ZHROMdKk%3d">TQP4M9072</text:a></text:p>
          </table:table-cell>
          <table:table-cell office:value-type="string" table:style-name="ce20">
            <text:p>QFN-24</text:p>
          </table:table-cell>
          <table:table-cell office:value-type="string" table:style-name="ce13">
            <text:p>Mouser</text:p>
          </table:table-cell>
          <table:table-cell office:value-type="float" office:value="2229" table:style-name="ce14">
            <text:p>2,229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8*Goal)" table:style-name="ce16">
            <text:p>3</text:p>
          </table:table-cell>
          <table:table-cell office:value-type="currency" office:value="4.18" table:style-name="ce17">
            <text:p>$4.18000</text:p>
          </table:table-cell>
          <table:table-cell office:value-type="currency" office:value="12.54" table:formula="msoxl:=SUM(H8*G8)" table:style-name="ce18">
            <text:p>$12.54</text:p>
          </table:table-cell>
          <table:table-cell table:style-name="ce13"/>
          <table:table-cell office:value-type="string" table:style-name="ce1">
            <text:p>U3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AVR ATMega48PA</text:p>
          </table:table-cell>
          <table:table-cell office:value-type="string" table:style-name="ce11">
            <text:p><text:a xlink:href="http://www.digikey.com/product-detail/en/ATMEGA48PA-AU/ATMEGA48PA-AU-ND/2050991">ATMEGA48PA-AU</text:a></text:p>
          </table:table-cell>
          <table:table-cell office:value-type="string" table:style-name="ce20">
            <text:p>TQFP-32</text:p>
          </table:table-cell>
          <table:table-cell office:value-type="string" table:style-name="ce13">
            <text:p>DigiKey</text:p>
          </table:table-cell>
          <table:table-cell office:value-type="float" office:value="1746" table:style-name="ce14">
            <text:p>1,746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9*Goal)" table:style-name="ce16">
            <text:p>3</text:p>
          </table:table-cell>
          <table:table-cell office:value-type="currency" office:value="2.13" table:style-name="ce17">
            <text:p>$2.13000</text:p>
          </table:table-cell>
          <table:table-cell office:value-type="currency" office:value="6.39" table:formula="msoxl:=SUM(H9*G9)" table:style-name="ce18">
            <text:p>$6.39</text:p>
          </table:table-cell>
          <table:table-cell office:value-type="string" table:style-name="ce13">
            <text:p>Alternates: ATMega88PA/164PA/324PA</text:p>
          </table:table-cell>
          <table:table-cell office:value-type="string" table:style-name="ce1">
            <text:p>U4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dB Attenuator 100W</text:p>
          </table:table-cell>
          <table:table-cell office:value-type="string" table:style-name="ce11">
            <text:p><text:a xlink:href="http://www.richardsonrfpd.com/Pages/Product-Details.aspx?productId=785275">H100NA20X4</text:a></text:p>
          </table:table-cell>
          <table:table-cell office:value-type="string" table:style-name="ce19">
            <text:p>Flanged</text:p>
          </table:table-cell>
          <table:table-cell office:value-type="string" table:style-name="ce13">
            <text:p>RichardsonRFPD</text:p>
          </table:table-cell>
          <table:table-cell office:value-type="float" office:value="90" table:style-name="ce14">
            <text:p>90</text:p>
          </table:table-cell>
          <table:table-cell office:value-type="float" office:value="2" table:style-name="ce15">
            <text:p>2</text:p>
          </table:table-cell>
          <table:table-cell office:value-type="float" office:value="6" table:formula="msoxl:=SUM(Electronics!$F10*Goal)" table:style-name="ce16">
            <text:p>6</text:p>
          </table:table-cell>
          <table:table-cell office:value-type="currency" office:value="13.33" table:style-name="ce17">
            <text:p>$13.33000</text:p>
          </table:table-cell>
          <table:table-cell office:value-type="currency" office:value="79.98" table:formula="msoxl:=SUM(H10*G10)" table:style-name="ce18">
            <text:p>$79.98</text:p>
          </table:table-cell>
          <table:table-cell office:value-type="string" table:style-name="ce13">
            <text:p>Only operates over DC-2.7GHz. Alternatives?</text:p>
          </table:table-cell>
          <table:table-cell office:value-type="string" table:style-name="ce1">
            <text:p>A1, A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47nH Inductor</text:p>
          </table:table-cell>
          <table:table-cell office:value-type="string" table:style-name="ce11">
            <text:p><text:a xlink:href="http://www.digikey.com/product-detail/en/MLF2012D47NM/445-1032-1-ND/504430">MLF2012D47NM</text:a></text:p>
          </table:table-cell>
          <table:table-cell office:value-type="string" table:style-name="ce19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9963" table:style-name="ce14">
            <text:p>9,963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11*Goal)" table:style-name="ce16">
            <text:p>3</text:p>
          </table:table-cell>
          <table:table-cell office:value-type="currency" office:value="0.18" table:style-name="ce17">
            <text:p>$0.18000</text:p>
          </table:table-cell>
          <table:table-cell office:value-type="currency" office:value="0.54" table:formula="msoxl:=SUM(H11*G11)" table:style-name="ce18">
            <text:p>$0.54</text:p>
          </table:table-cell>
          <table:table-cell office:value-type="string" table:style-name="ce1">
            <text:p>Input Power Inductor</text:p>
          </table:table-cell>
          <table:table-cell office:value-type="string" table:style-name="ce13">
            <text:p>L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0.2pF Capacitor</text:p>
          </table:table-cell>
          <table:table-cell office:value-type="string" table:style-name="ce11">
            <text:p><text:a xlink:href="http://www.digikey.com/product-detail/en/UQCFVA0R2BAT2A%5C500/478-6550-1-ND/2580353">UQCFVA0R2BAT2A\500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484" table:style-name="ce14">
            <text:p>484</text:p>
          </table:table-cell>
          <table:table-cell office:value-type="float" office:value="4" table:style-name="ce15">
            <text:p>4</text:p>
          </table:table-cell>
          <table:table-cell office:value-type="float" office:value="12" table:formula="msoxl:=SUM(Electronics!$F12*Goal)" table:style-name="ce16">
            <text:p>12</text:p>
          </table:table-cell>
          <table:table-cell office:value-type="currency" office:value="1.02" table:style-name="ce17">
            <text:p>$1.02000</text:p>
          </table:table-cell>
          <table:table-cell office:value-type="currency" office:value="12.24" table:formula="msoxl:=SUM(H12*G12)" table:style-name="ce18">
            <text:p>$12.24</text:p>
          </table:table-cell>
          <table:table-cell office:value-type="string" table:style-name="ce13">
            <text:p>Parasitics Capacitors</text:p>
          </table:table-cell>
          <table:table-cell office:value-type="string" table:style-name="ce1">
            <text:p>C14, C19, C22, C23, C39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pF Capacitor</text:p>
          </table:table-cell>
          <table:table-cell office:value-type="string" table:style-name="ce11">
            <text:p><text:a xlink:href="http://www.digikey.com/product-detail/en/101X15N220MV4E/709-1336-1-ND/2327213">101X15N220MV4E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1049" table:style-name="ce14">
            <text:p>1,049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13*Goal)" table:style-name="ce16">
            <text:p>3</text:p>
          </table:table-cell>
          <table:table-cell office:value-type="currency" office:value="0.63" table:style-name="ce17">
            <text:p>$0.63000</text:p>
          </table:table-cell>
          <table:table-cell office:value-type="currency" office:value="1.8900000000000001" table:formula="msoxl:=SUM(H13*G13)" table:style-name="ce18">
            <text:p>$1.89</text:p>
          </table:table-cell>
          <table:table-cell office:value-type="string" table:style-name="ce13">
            <text:p>Decoupling</text:p>
          </table:table-cell>
          <table:table-cell office:value-type="string" table:style-name="ce1">
            <text:p>C29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6pF Capacitor</text:p>
          </table:table-cell>
          <table:table-cell office:value-type="string" table:style-name="ce11">
            <text:p><text:a xlink:href="http://www.digikey.com/product-detail/en/C0805C360J5GACTU/399-9229-1-ND/3522747">C0805C360J5GACTU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6750" table:style-name="ce14">
            <text:p>6,750</text:p>
          </table:table-cell>
          <table:table-cell office:value-type="float" office:value="2" table:style-name="ce15">
            <text:p>2</text:p>
          </table:table-cell>
          <table:table-cell office:value-type="float" office:value="6" table:formula="msoxl:=SUM(Electronics!$F14*Goal)" table:style-name="ce16">
            <text:p>6</text:p>
          </table:table-cell>
          <table:table-cell office:value-type="currency" office:value="0.37" table:style-name="ce17">
            <text:p>$0.37000</text:p>
          </table:table-cell>
          <table:table-cell office:value-type="currency" office:value="2.2199999999999998" table:formula="msoxl:=SUM(H14*G14)" table:style-name="ce18">
            <text:p>$2.22</text:p>
          </table:table-cell>
          <table:table-cell office:value-type="string" table:style-name="ce13">
            <text:p>Crystal Capacitors</text:p>
          </table:table-cell>
          <table:table-cell office:value-type="string" table:style-name="ce1">
            <text:p>C7, C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47pF Capacitor</text:p>
          </table:table-cell>
          <table:table-cell office:value-type="string" table:style-name="ce11">
            <text:p><text:a xlink:href="http://www.digikey.com/product-detail/en/08052U470FAT2A/478-3830-1-ND/1117344">08052U470FAT2A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8816" table:style-name="ce14">
            <text:p>8,816</text:p>
          </table:table-cell>
          <table:table-cell office:value-type="float" office:value="3" table:style-name="ce15">
            <text:p>3</text:p>
          </table:table-cell>
          <table:table-cell office:value-type="float" office:value="9" table:formula="msoxl:=SUM(Electronics!$F15*Goal)" table:style-name="ce16">
            <text:p>9</text:p>
          </table:table-cell>
          <table:table-cell office:value-type="currency" office:value="0.56000000000000005" table:style-name="ce17">
            <text:p>$0.56000</text:p>
          </table:table-cell>
          <table:table-cell office:value-type="currency" office:value="5.0400000000000009" table:formula="msoxl:=SUM(H15*G15)" table:style-name="ce18">
            <text:p>$5.04</text:p>
          </table:table-cell>
          <table:table-cell office:value-type="string" table:style-name="ce13">
            <text:p>SPI Capacitors</text:p>
          </table:table-cell>
          <table:table-cell office:value-type="string" table:style-name="ce1">
            <text:p>C34, C35, C36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0pF Capacitor</text:p>
          </table:table-cell>
          <table:table-cell office:value-type="string" table:style-name="ce11">
            <text:p><text:a xlink:href="http://www.digikey.com/product-detail/en/101X15N101MV4E/709-1338-1-ND/2327215">101X15N101MV4E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6384" table:style-name="ce14">
            <text:p>6,384</text:p>
          </table:table-cell>
          <table:table-cell office:value-type="float" office:value="7" table:style-name="ce15">
            <text:p>7</text:p>
          </table:table-cell>
          <table:table-cell office:value-type="float" office:value="21" table:formula="msoxl:=SUM(Electronics!$F16*Goal)" table:style-name="ce16">
            <text:p>21</text:p>
          </table:table-cell>
          <table:table-cell office:value-type="currency" office:value="0.71" table:style-name="ce17">
            <text:p>$0.71000</text:p>
          </table:table-cell>
          <table:table-cell office:value-type="currency" office:value="14.91" table:formula="msoxl:=SUM(H16*G16)" table:style-name="ce18">
            <text:p>$14.91</text:p>
          </table:table-cell>
          <table:table-cell office:value-type="string" table:style-name="ce13">
            <text:p>Decoupling and DC blocking</text:p>
          </table:table-cell>
          <table:table-cell office:value-type="string" table:style-name="ce1">
            <text:p>C10, C15, C16, C24, C25, C26, C2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30pF Capacitor</text:p>
          </table:table-cell>
          <table:table-cell office:value-type="string" table:style-name="ce11">
            <text:p><text:a xlink:href="http://www.digikey.com/product-detail/en/ATMEGA48PA-AU/ATMEGA48PA-AU-ND/2050991">VJ0805D331KXPAJ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3959" table:style-name="ce14">
            <text:p>3,959</text:p>
          </table:table-cell>
          <table:table-cell office:value-type="float" office:value="4" table:style-name="ce15">
            <text:p>4</text:p>
          </table:table-cell>
          <table:table-cell office:value-type="float" office:value="12" table:formula="msoxl:=SUM(Electronics!$F17*Goal)" table:style-name="ce16">
            <text:p>12</text:p>
          </table:table-cell>
          <table:table-cell office:value-type="currency" office:value="1.32" table:style-name="ce17">
            <text:p>$1.32000</text:p>
          </table:table-cell>
          <table:table-cell office:value-type="currency" office:value="15.84" table:formula="msoxl:=SUM(H17*G17)" table:style-name="ce18">
            <text:p>$15.84</text:p>
          </table:table-cell>
          <table:table-cell office:value-type="string" table:style-name="ce13">
            <text:p>ACGND Capacitors</text:p>
          </table:table-cell>
          <table:table-cell office:value-type="string" table:style-name="ce1">
            <text:p>C30, C31, C32, C33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00pF Capacitor</text:p>
          </table:table-cell>
          <table:table-cell office:value-type="string" table:style-name="ce11">
            <text:p><text:a xlink:href="http://www.digikey.com/product-detail/en/101X15N220MV4E/709-1336-1-ND/2327213">101X15W102MV4E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11385" table:style-name="ce14">
            <text:p>11,385</text:p>
          </table:table-cell>
          <table:table-cell office:value-type="float" office:value="4" table:style-name="ce15">
            <text:p>4</text:p>
          </table:table-cell>
          <table:table-cell office:value-type="float" office:value="12" table:formula="msoxl:=SUM(Electronics!$F18*Goal)" table:style-name="ce16">
            <text:p>12</text:p>
          </table:table-cell>
          <table:table-cell office:value-type="currency" office:value="0.56000000000000005" table:style-name="ce17">
            <text:p>$0.56000</text:p>
          </table:table-cell>
          <table:table-cell office:value-type="currency" office:value="6.7200000000000006" table:formula="msoxl:=SUM(H18*G18)" table:style-name="ce18">
            <text:p>$6.72</text:p>
          </table:table-cell>
          <table:table-cell office:value-type="string" table:style-name="ce13">
            <text:p>DC Blocking</text:p>
          </table:table-cell>
          <table:table-cell office:value-type="string" table:style-name="ce1">
            <text:p>C17, C18, C37, C3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0.1uF Capacitor</text:p>
          </table:table-cell>
          <table:table-cell office:value-type="string" table:style-name="ce11">
            <text:p><text:a xlink:href="http://www.digikey.com/product-detail/en/CC0805ZRY5V9BB104/311-1361-1-ND/2103145">CC0805ZRY5V9BB104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128628" table:style-name="ce14">
            <text:p>128,628</text:p>
          </table:table-cell>
          <table:table-cell office:value-type="float" office:value="10" table:style-name="ce15">
            <text:p>10</text:p>
          </table:table-cell>
          <table:table-cell office:value-type="float" office:value="30" table:formula="msoxl:=SUM(Electronics!$F19*Goal)" table:style-name="ce16">
            <text:p>30</text:p>
          </table:table-cell>
          <table:table-cell office:value-type="currency" office:value="3.1E-2" table:style-name="ce17">
            <text:p>$0.03100</text:p>
          </table:table-cell>
          <table:table-cell office:value-type="currency" office:value="0.92999999999999994" table:formula="msoxl:=SUM(H19*G19)" table:style-name="ce18">
            <text:p>$0.93</text:p>
          </table:table-cell>
          <table:table-cell office:value-type="string" table:style-name="ce13">
            <text:p>Decoupling</text:p>
          </table:table-cell>
          <table:table-cell office:value-type="string" table:style-name="ce1">
            <text:p>C2, C3, C6, C9, C11, C12, C13, C20, C21, C27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uF Capacitor</text:p>
          </table:table-cell>
          <table:table-cell office:value-type="string" table:style-name="ce11">
            <text:p><text:a xlink:href="http://www.digikey.com/product-detail/en/LLL219R70J105MA01L/490-4354-1-ND/1022498">LLL219R70J105MA01L</text:a></text:p>
          </table:table-cell>
          <table:table-cell office:value-type="string" table:style-name="ce20">
            <text:p>0508</text:p>
          </table:table-cell>
          <table:table-cell office:value-type="string" table:style-name="ce13">
            <text:p>DigiKey</text:p>
          </table:table-cell>
          <table:table-cell office:value-type="float" office:value="11621" table:style-name="ce14">
            <text:p>11,621</text:p>
          </table:table-cell>
          <table:table-cell office:value-type="float" office:value="2" table:style-name="ce15">
            <text:p>2</text:p>
          </table:table-cell>
          <table:table-cell office:value-type="float" office:value="6" table:formula="msoxl:=SUM(Electronics!$F20*Goal)" table:style-name="ce16">
            <text:p>6</text:p>
          </table:table-cell>
          <table:table-cell office:value-type="currency" office:value="0.36" table:style-name="ce17">
            <text:p>$0.36000</text:p>
          </table:table-cell>
          <table:table-cell office:value-type="currency" office:value="2.16" table:formula="msoxl:=SUM(H20*G20)" table:style-name="ce18">
            <text:p>$2.16</text:p>
          </table:table-cell>
          <table:table-cell office:value-type="string" table:style-name="ce13">
            <text:p>Power Conditioning Capacitors</text:p>
          </table:table-cell>
          <table:table-cell office:value-type="string" table:style-name="ce13">
            <text:p>C1, C4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2uF Capacitor</text:p>
          </table:table-cell>
          <table:table-cell office:value-type="string" table:style-name="ce11">
            <text:p><text:a xlink:href="http://www.digikey.com/product-detail/en/JWK212BJ226MD-T/587-3110-1-ND/2763535">JWK212BJ226MD-T</text:a></text:p>
          </table:table-cell>
          <table:table-cell office:value-type="string" table:style-name="ce20">
            <text:p>0508</text:p>
          </table:table-cell>
          <table:table-cell office:value-type="string" table:style-name="ce13">
            <text:p>DigiKey</text:p>
          </table:table-cell>
          <table:table-cell office:value-type="float" office:value="5982" table:style-name="ce14">
            <text:p>5,98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21*Goal)" table:style-name="ce16">
            <text:p>3</text:p>
          </table:table-cell>
          <table:table-cell office:value-type="currency" office:value="0.92" table:style-name="ce17">
            <text:p>$0.92000</text:p>
          </table:table-cell>
          <table:table-cell office:value-type="currency" office:value="2.7600000000000002" table:formula="msoxl:=SUM(H21*G21)" table:style-name="ce18">
            <text:p>$2.76</text:p>
          </table:table-cell>
          <table:table-cell office:value-type="string" table:style-name="ce13">
            <text:p>Power Conditioning Capacitors</text:p>
          </table:table-cell>
          <table:table-cell office:value-type="string" table:style-name="ce1">
            <text:p>C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5 Ohm Resistor</text:p>
          </table:table-cell>
          <table:table-cell office:value-type="string" table:style-name="ce11">
            <text:p><text:a xlink:href="http://www.digikey.com/product-detail/en/RP2012S-150-F/RP20S15FCT-ND/676812">RP2012S-150-F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9489" table:style-name="ce14">
            <text:p>9,489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22*Goal)" table:style-name="ce16">
            <text:p>3</text:p>
          </table:table-cell>
          <table:table-cell office:value-type="currency" office:value="0.44" table:style-name="ce17">
            <text:p>$0.44000</text:p>
          </table:table-cell>
          <table:table-cell office:value-type="currency" office:value="1.32" table:formula="msoxl:=SUM(H22*G22)" table:style-name="ce18">
            <text:p>$1.32</text:p>
          </table:table-cell>
          <table:table-cell table:style-name="ce13"/>
          <table:table-cell office:value-type="string" table:style-name="ce1">
            <text:p>R19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3 Ohm Resistor</text:p>
          </table:table-cell>
          <table:table-cell office:value-type="string" table:style-name="ce11">
            <text:p><text:a xlink:href="http://www.digikey.com/product-detail/en/RMCF0805JT33R0/RMCF0805JT33R0CT-ND/1942534">RMCF0805JT33R0</text:a></text:p>
          </table:table-cell>
          <table:table-cell office:value-type="string" table:style-name="ce19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50832" table:style-name="ce14">
            <text:p>50,832</text:p>
          </table:table-cell>
          <table:table-cell office:value-type="float" office:value="3" table:style-name="ce15">
            <text:p>3</text:p>
          </table:table-cell>
          <table:table-cell office:value-type="float" office:value="9" table:formula="msoxl:=SUM(Electronics!$F23*Goal)" table:style-name="ce16">
            <text:p>9</text:p>
          </table:table-cell>
          <table:table-cell office:value-type="currency" office:value="0.03" table:style-name="ce17">
            <text:p>$0.03000</text:p>
          </table:table-cell>
          <table:table-cell office:value-type="currency" office:value="0.27" table:formula="msoxl:=SUM(H23*G23)" table:style-name="ce18">
            <text:p>$0.27</text:p>
          </table:table-cell>
          <table:table-cell office:value-type="string" table:style-name="ce13">
            <text:p>SPI Resistors</text:p>
          </table:table-cell>
          <table:table-cell office:value-type="string" table:style-name="ce13">
            <text:p>R20, R21, and R2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301 Ohm Resistor</text:p>
          </table:table-cell>
          <table:table-cell office:value-type="string" table:style-name="ce11">
            <text:p><text:a xlink:href="http://www.digikey.com/product-detail/en/RNCP0805FTD301R/RNCP0805FTD301RCT-ND/2240556http:/www.digikey.com/product-detail/en/RMCF0805JT330R/RMCF0805JT330RCT-ND/1942547">RNCP0805FTD301R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2388" table:style-name="ce14">
            <text:p>2,388</text:p>
          </table:table-cell>
          <table:table-cell office:value-type="float" office:value="9" table:style-name="ce15">
            <text:p>9</text:p>
          </table:table-cell>
          <table:table-cell office:value-type="float" office:value="27" table:formula="msoxl:=SUM(Electronics!$F24*Goal)" table:style-name="ce16">
            <text:p>27</text:p>
          </table:table-cell>
          <table:table-cell office:value-type="currency" office:value="7.0000000000000007E-2" table:style-name="ce17">
            <text:p>$0.07000</text:p>
          </table:table-cell>
          <table:table-cell office:value-type="currency" office:value="1.8900000000000001" table:formula="msoxl:=SUM(H24*G24)" table:style-name="ce18">
            <text:p>$1.89</text:p>
          </table:table-cell>
          <table:table-cell office:value-type="string" table:style-name="ce13">
            <text:p>LED Current Limiting</text:p>
          </table:table-cell>
          <table:table-cell office:value-type="string" table:style-name="ce1">
            <text:p>R1, R11, R12, R13, R14, R15, R16, R17, R1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k Ohm Resistor</text:p>
          </table:table-cell>
          <table:table-cell office:value-type="string" table:style-name="ce11">
            <text:p><text:a xlink:href="http://www.digikey.com/product-detail/en/RNCP0805FTD1K00/RNCP0805FTD1K00CT-ND/2240568">RNCP0805FTD1K00</text:a></text:p>
          </table:table-cell>
          <table:table-cell office:value-type="string" table:style-name="ce19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68593" table:style-name="ce14">
            <text:p>68,593</text:p>
          </table:table-cell>
          <table:table-cell office:value-type="float" office:value="5" table:style-name="ce15">
            <text:p>5</text:p>
          </table:table-cell>
          <table:table-cell office:value-type="float" office:value="15" table:formula="msoxl:=SUM(Electronics!$F25*Goal)" table:style-name="ce16">
            <text:p>15</text:p>
          </table:table-cell>
          <table:table-cell office:value-type="currency" office:value="7.0000000000000007E-2" table:style-name="ce17">
            <text:p>$0.07000</text:p>
          </table:table-cell>
          <table:table-cell office:value-type="currency" office:value="1.05" table:formula="msoxl:=SUM(H25*G25)" table:style-name="ce18">
            <text:p>$1.05</text:p>
          </table:table-cell>
          <table:table-cell office:value-type="string" table:style-name="ce13">
            <text:p>Pull-up and Pull-down Resistors</text:p>
          </table:table-cell>
          <table:table-cell office:value-type="string" table:style-name="ce1">
            <text:p>R6, R7, R8, R9, R1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0k Ohm Resistor</text:p>
          </table:table-cell>
          <table:table-cell office:value-type="string" table:style-name="ce11">
            <text:p><text:a xlink:href="http://www.digikey.com/product-detail/en/RNCP0805FTD10K0/RNCP0805FTD10K0CT-ND/2240601">RNCP0805FTD10K0</text:a></text:p>
          </table:table-cell>
          <table:table-cell office:value-type="string" table:style-name="ce20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61202" table:style-name="ce14">
            <text:p>61,202</text:p>
          </table:table-cell>
          <table:table-cell office:value-type="float" office:value="4" table:style-name="ce15">
            <text:p>4</text:p>
          </table:table-cell>
          <table:table-cell office:value-type="float" office:value="12" table:formula="msoxl:=SUM(Electronics!$F26*Goal)" table:style-name="ce16">
            <text:p>12</text:p>
          </table:table-cell>
          <table:table-cell office:value-type="currency" office:value="7.0000000000000007E-2" table:style-name="ce17">
            <text:p>$0.07000</text:p>
          </table:table-cell>
          <table:table-cell office:value-type="currency" office:value="0.84000000000000008" table:formula="msoxl:=SUM(H26*G26)" table:style-name="ce18">
            <text:p>$0.84</text:p>
          </table:table-cell>
          <table:table-cell office:value-type="string" table:style-name="ce13">
            <text:p>Pull-up Resistors</text:p>
          </table:table-cell>
          <table:table-cell office:value-type="string" table:style-name="ce1">
            <text:p>R2, R3, R4, R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MHz Crystal</text:p>
          </table:table-cell>
          <table:table-cell office:value-type="string" table:style-name="ce11">
            <text:p><text:a xlink:href="http://www.digikey.com/product-detail/en/9C-20.000MEEJ-T/887-1278-1-ND/2207860?cur=USD">9C-20.000MEEJ-T</text:a></text:p>
          </table:table-cell>
          <table:table-cell office:value-type="string" table:style-name="ce19">
            <text:p>HC-49S</text:p>
          </table:table-cell>
          <table:table-cell office:value-type="string" table:style-name="ce13">
            <text:p>DigiKey</text:p>
          </table:table-cell>
          <table:table-cell office:value-type="float" office:value="1151" table:style-name="ce14">
            <text:p>1,151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27*Goal)" table:style-name="ce16">
            <text:p>3</text:p>
          </table:table-cell>
          <table:table-cell office:value-type="currency" office:value="0.56999999999999995" table:style-name="ce17">
            <text:p>$0.57000</text:p>
          </table:table-cell>
          <table:table-cell office:value-type="currency" office:value="1.71" table:formula="msoxl:=SUM(H27*G27)" table:style-name="ce18">
            <text:p>$1.71</text:p>
          </table:table-cell>
          <table:table-cell office:value-type="string" table:style-name="ce13">
            <text:p>System Clock</text:p>
          </table:table-cell>
          <table:table-cell office:value-type="string" table:style-name="ce1">
            <text:p>X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x3 Header</text:p>
          </table:table-cell>
          <table:table-cell office:value-type="string" table:style-name="ce11">
            <text:p><text:a xlink:href="http://www.digikey.com/scripts/dksearch/dksus.dll?vendor=0&amp;keywords=0015912060">0015912060</text:a></text:p>
          </table:table-cell>
          <table:table-cell office:value-type="string" table:style-name="ce19">
            <text:p>0.100" Headers</text:p>
          </table:table-cell>
          <table:table-cell office:value-type="string" table:style-name="ce13">
            <text:p>DigiKey</text:p>
          </table:table-cell>
          <table:table-cell office:value-type="float" office:value="3809" table:style-name="ce14">
            <text:p>3,809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28*Goal)" table:style-name="ce16">
            <text:p>3</text:p>
          </table:table-cell>
          <table:table-cell office:value-type="currency" office:value="0.43" table:style-name="ce17">
            <text:p>$0.43000</text:p>
          </table:table-cell>
          <table:table-cell office:value-type="currency" office:value="1.29" table:formula="msoxl:=SUM(H28*G28)" table:style-name="ce18">
            <text:p>$1.29</text:p>
          </table:table-cell>
          <table:table-cell office:value-type="string" table:style-name="ce13">
            <text:p>ISP Header</text:p>
          </table:table-cell>
          <table:table-cell office:value-type="string" table:style-name="ce1">
            <text:p>P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</text:p>
          </table:table-cell>
          <table:table-cell office:value-type="string" table:style-name="ce11">
            <text:p><text:a xlink:href="http://www.digikey.com/product-detail/en/LG%20R971-KN-1-0-20-R18/475-1410-1-ND/1802598">LG R971-KN-1-0-20-R18</text:a></text:p>
          </table:table-cell>
          <table:table-cell office:value-type="string" table:style-name="ce19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98629" table:style-name="ce14">
            <text:p>98,629</text:p>
          </table:table-cell>
          <table:table-cell office:value-type="float" office:value="8" table:style-name="ce15">
            <text:p>8</text:p>
          </table:table-cell>
          <table:table-cell office:value-type="float" office:value="24" table:formula="msoxl:=SUM(Electronics!$F29*Goal)" table:style-name="ce16">
            <text:p>24</text:p>
          </table:table-cell>
          <table:table-cell office:value-type="currency" office:value="0.09" table:style-name="ce17">
            <text:p>$0.09000</text:p>
          </table:table-cell>
          <table:table-cell office:value-type="currency" office:value="2.16" table:formula="msoxl:=SUM(H29*G29)" table:style-name="ce18">
            <text:p>$2.16</text:p>
          </table:table-cell>
          <table:table-cell office:value-type="string" table:style-name="ce13">
            <text:p>Displays current path and attenuation level</text:p>
          </table:table-cell>
          <table:table-cell office:value-type="string" table:style-name="ce13">
            <text:p>D1, D2, D3, D4, D5, D6, D7, D8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LED</text:p>
          </table:table-cell>
          <table:table-cell office:value-type="string" table:style-name="ce11">
            <text:p><text:a xlink:href="http://www.digikey.com/product-detail/en/LS%20R976-NR-1/475-1278-1-ND/1642798">LS R976-NR-1</text:a></text:p>
          </table:table-cell>
          <table:table-cell office:value-type="string" table:style-name="ce19">
            <text:p>0805</text:p>
          </table:table-cell>
          <table:table-cell office:value-type="string" table:style-name="ce13">
            <text:p>DigiKey</text:p>
          </table:table-cell>
          <table:table-cell office:value-type="float" office:value="4582" table:style-name="ce14">
            <text:p>4,58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30*Goal)" table:style-name="ce16">
            <text:p>3</text:p>
          </table:table-cell>
          <table:table-cell office:value-type="currency" office:value="0.09" table:style-name="ce17">
            <text:p>$0.09000</text:p>
          </table:table-cell>
          <table:table-cell office:value-type="currency" office:value="0.27" table:formula="msoxl:=SUM(H30*G30)" table:style-name="ce18">
            <text:p>$0.27</text:p>
          </table:table-cell>
          <table:table-cell office:value-type="string" table:style-name="ce13">
            <text:p>Power Light</text:p>
          </table:table-cell>
          <table:table-cell office:value-type="string" table:style-name="ce13">
            <text:p>D9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BNC Connector</text:p>
          </table:table-cell>
          <table:table-cell office:value-type="string" table:style-name="ce11">
            <text:p><text:a xlink:href="http://www.digikey.com/scripts/dksearch/dksus.dll?vendor=0&amp;keywords=361V504ER">361V504ER</text:a></text:p>
          </table:table-cell>
          <table:table-cell office:value-type="string" table:style-name="ce19">
            <text:p>Edge Latch</text:p>
          </table:table-cell>
          <table:table-cell office:value-type="string" table:style-name="ce13">
            <text:p>DigiKey</text:p>
          </table:table-cell>
          <table:table-cell office:value-type="float" office:value="201" table:style-name="ce14">
            <text:p>201</text:p>
          </table:table-cell>
          <table:table-cell office:value-type="float" office:value="5" table:style-name="ce15">
            <text:p>5</text:p>
          </table:table-cell>
          <table:table-cell office:value-type="float" office:value="15" table:formula="msoxl:=SUM(Electronics!$F31*Goal)" table:style-name="ce16">
            <text:p>15</text:p>
          </table:table-cell>
          <table:table-cell office:value-type="currency" office:value="4.67" table:style-name="ce17">
            <text:p>$4.67000</text:p>
          </table:table-cell>
          <table:table-cell office:value-type="currency" office:value="70.05" table:formula="msoxl:=SUM(H31*G31)" table:style-name="ce18">
            <text:p>$70.05</text:p>
          </table:table-cell>
          <table:table-cell office:value-type="string" table:style-name="ce13">
            <text:p>RF In and Out</text:p>
          </table:table-cell>
          <table:table-cell office:value-type="string" table:style-name="ce13">
            <text:p>J1, J2, J3, J4, J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Slide Switch</text:p>
          </table:table-cell>
          <table:table-cell office:value-type="string" table:style-name="ce11">
            <text:p><text:a xlink:href="http://www.digikey.com/product-detail/en/GS02MSABE/CKN9106CT-ND/1146910">GS02MSABE</text:a></text:p>
          </table:table-cell>
          <table:table-cell office:value-type="string" table:style-name="ce19">
            <text:p>SMT</text:p>
          </table:table-cell>
          <table:table-cell office:value-type="string" table:style-name="ce13">
            <text:p>DigiKey</text:p>
          </table:table-cell>
          <table:table-cell office:value-type="float" office:value="1160" table:style-name="ce14">
            <text:p>1,160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msoxl:=SUM(Electronics!$F32*Goal)" table:style-name="ce16">
            <text:p>3</text:p>
          </table:table-cell>
          <table:table-cell office:value-type="currency" office:value="6.37" table:style-name="ce17">
            <text:p>$6.37000</text:p>
          </table:table-cell>
          <table:table-cell office:value-type="currency" office:value="19.11" table:formula="msoxl:=SUM(H32*G32)" table:style-name="ce18">
            <text:p>$19.11</text:p>
          </table:table-cell>
          <table:table-cell office:value-type="string" table:style-name="ce13">
            <text:p>Power On/Off</text:p>
          </table:table-cell>
          <table:table-cell office:value-type="string" table:style-name="ce13">
            <text:p>SW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ushbutton</text:p>
          </table:table-cell>
          <table:table-cell office:value-type="string" table:style-name="ce11">
            <text:p><text:a xlink:href="http://www.digikey.com/product-detail/en/MJTP1106STR/679-2395-1-ND/2344159">MJTP1106STR</text:a></text:p>
          </table:table-cell>
          <table:table-cell office:value-type="string" table:style-name="ce19">
            <text:p>6.0mm x 3.5mm</text:p>
          </table:table-cell>
          <table:table-cell office:value-type="string" table:style-name="ce13">
            <text:p>DigiKey</text:p>
          </table:table-cell>
          <table:table-cell office:value-type="float" office:value="4590" table:style-name="ce14">
            <text:p>4,590</text:p>
          </table:table-cell>
          <table:table-cell office:value-type="float" office:value="3" table:style-name="ce15">
            <text:p>3</text:p>
          </table:table-cell>
          <table:table-cell office:value-type="float" office:value="9" table:formula="msoxl:=SUM(Electronics!$F33*Goal)" table:style-name="ce16">
            <text:p>9</text:p>
          </table:table-cell>
          <table:table-cell office:value-type="currency" office:value="0.51" table:style-name="ce17">
            <text:p>$0.51000</text:p>
          </table:table-cell>
          <table:table-cell office:value-type="currency" office:value="4.59" table:formula="msoxl:=SUM(H33*G33)" table:style-name="ce18">
            <text:p>$4.59</text:p>
          </table:table-cell>
          <table:table-cell office:value-type="string" table:style-name="ce13">
            <text:p>Path and Attenuation buttons</text:p>
          </table:table-cell>
          <table:table-cell office:value-type="string" table:style-name="ce13">
            <text:p>SW2, SW3, SW4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4*Goal)" table:style-name="ce16">
            <text:p>0</text:p>
          </table:table-cell>
          <table:table-cell table:style-name="ce17"/>
          <table:table-cell office:value-type="currency" office:value="0" table:formula="msoxl:=SUM(H34*G3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1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5*Goal)" table:style-name="ce16">
            <text:p>0</text:p>
          </table:table-cell>
          <table:table-cell table:style-name="ce17"/>
          <table:table-cell office:value-type="currency" office:value="0" table:formula="msoxl:=SUM(H35*G3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1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6*Goal)" table:style-name="ce16">
            <text:p>0</text:p>
          </table:table-cell>
          <table:table-cell table:style-name="ce17"/>
          <table:table-cell office:value-type="currency" office:value="0" table:formula="msoxl:=SUM(H36*G3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1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7*Goal)" table:style-name="ce16">
            <text:p>0</text:p>
          </table:table-cell>
          <table:table-cell table:style-name="ce17"/>
          <table:table-cell office:value-type="currency" office:value="0" table:formula="msoxl:=SUM(H37*G3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1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8*Goal)" table:style-name="ce16">
            <text:p>0</text:p>
          </table:table-cell>
          <table:table-cell table:style-name="ce17"/>
          <table:table-cell office:value-type="currency" office:value="0" table:formula="msoxl:=SUM(H38*G3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39*Goal)" table:style-name="ce16">
            <text:p>0</text:p>
          </table:table-cell>
          <table:table-cell table:style-name="ce17"/>
          <table:table-cell office:value-type="currency" office:value="0" table:formula="msoxl:=SUM(H39*G3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0*Goal)" table:style-name="ce16">
            <text:p>0</text:p>
          </table:table-cell>
          <table:table-cell table:style-name="ce17"/>
          <table:table-cell office:value-type="currency" office:value="0" table:formula="msoxl:=SUM(H40*G4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1*Goal)" table:style-name="ce16">
            <text:p>0</text:p>
          </table:table-cell>
          <table:table-cell table:style-name="ce17"/>
          <table:table-cell office:value-type="currency" office:value="0" table:formula="msoxl:=SUM(H41*G4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2*Goal)" table:style-name="ce16">
            <text:p>0</text:p>
          </table:table-cell>
          <table:table-cell table:style-name="ce17"/>
          <table:table-cell office:value-type="currency" office:value="0" table:formula="msoxl:=SUM(H42*G4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3*Goal)" table:style-name="ce16">
            <text:p>0</text:p>
          </table:table-cell>
          <table:table-cell table:style-name="ce17"/>
          <table:table-cell office:value-type="currency" office:value="0" table:formula="msoxl:=SUM(H43*G4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4*Goal)" table:style-name="ce16">
            <text:p>0</text:p>
          </table:table-cell>
          <table:table-cell table:style-name="ce17"/>
          <table:table-cell office:value-type="currency" office:value="0" table:formula="msoxl:=SUM(H44*G4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5*Goal)" table:style-name="ce16">
            <text:p>0</text:p>
          </table:table-cell>
          <table:table-cell table:style-name="ce17"/>
          <table:table-cell office:value-type="currency" office:value="0" table:formula="msoxl:=SUM(H45*G4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6*Goal)" table:style-name="ce16">
            <text:p>0</text:p>
          </table:table-cell>
          <table:table-cell table:style-name="ce17"/>
          <table:table-cell office:value-type="currency" office:value="0" table:formula="msoxl:=SUM(H46*G4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7*Goal)" table:style-name="ce16">
            <text:p>0</text:p>
          </table:table-cell>
          <table:table-cell table:style-name="ce17"/>
          <table:table-cell office:value-type="currency" office:value="0" table:formula="msoxl:=SUM(H47*G4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8*Goal)" table:style-name="ce16">
            <text:p>0</text:p>
          </table:table-cell>
          <table:table-cell table:style-name="ce17"/>
          <table:table-cell office:value-type="currency" office:value="0" table:formula="msoxl:=SUM(H48*G4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49*Goal)" table:style-name="ce16">
            <text:p>0</text:p>
          </table:table-cell>
          <table:table-cell table:style-name="ce17"/>
          <table:table-cell office:value-type="currency" office:value="0" table:formula="msoxl:=SUM(H49*G4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0*Goal)" table:style-name="ce16">
            <text:p>0</text:p>
          </table:table-cell>
          <table:table-cell table:style-name="ce17"/>
          <table:table-cell office:value-type="currency" office:value="0" table:formula="msoxl:=SUM(H50*G5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1*Goal)" table:style-name="ce16">
            <text:p>0</text:p>
          </table:table-cell>
          <table:table-cell table:style-name="ce17"/>
          <table:table-cell office:value-type="currency" office:value="0" table:formula="msoxl:=SUM(H51*G5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2*Goal)" table:style-name="ce16">
            <text:p>0</text:p>
          </table:table-cell>
          <table:table-cell table:style-name="ce17"/>
          <table:table-cell office:value-type="currency" office:value="0" table:formula="msoxl:=SUM(H52*G5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3*Goal)" table:style-name="ce16">
            <text:p>0</text:p>
          </table:table-cell>
          <table:table-cell table:style-name="ce17"/>
          <table:table-cell office:value-type="currency" office:value="0" table:formula="msoxl:=SUM(H53*G5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4*Goal)" table:style-name="ce16">
            <text:p>0</text:p>
          </table:table-cell>
          <table:table-cell table:style-name="ce17"/>
          <table:table-cell office:value-type="currency" office:value="0" table:formula="msoxl:=SUM(H54*G5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5*Goal)" table:style-name="ce16">
            <text:p>0</text:p>
          </table:table-cell>
          <table:table-cell table:style-name="ce17"/>
          <table:table-cell office:value-type="currency" office:value="0" table:formula="msoxl:=SUM(H55*G5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6*Goal)" table:style-name="ce16">
            <text:p>0</text:p>
          </table:table-cell>
          <table:table-cell table:style-name="ce17"/>
          <table:table-cell office:value-type="currency" office:value="0" table:formula="msoxl:=SUM(H56*G5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7*Goal)" table:style-name="ce16">
            <text:p>0</text:p>
          </table:table-cell>
          <table:table-cell table:style-name="ce17"/>
          <table:table-cell office:value-type="currency" office:value="0" table:formula="msoxl:=SUM(H57*G5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8*Goal)" table:style-name="ce16">
            <text:p>0</text:p>
          </table:table-cell>
          <table:table-cell table:style-name="ce17"/>
          <table:table-cell office:value-type="currency" office:value="0" table:formula="msoxl:=SUM(H58*G5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59*Goal)" table:style-name="ce16">
            <text:p>0</text:p>
          </table:table-cell>
          <table:table-cell table:style-name="ce17"/>
          <table:table-cell office:value-type="currency" office:value="0" table:formula="msoxl:=SUM(H59*G5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0*Goal)" table:style-name="ce16">
            <text:p>0</text:p>
          </table:table-cell>
          <table:table-cell table:style-name="ce17"/>
          <table:table-cell office:value-type="currency" office:value="0" table:formula="msoxl:=SUM(H60*G6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1*Goal)" table:style-name="ce16">
            <text:p>0</text:p>
          </table:table-cell>
          <table:table-cell table:style-name="ce17"/>
          <table:table-cell office:value-type="currency" office:value="0" table:formula="msoxl:=SUM(H61*G6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2*Goal)" table:style-name="ce16">
            <text:p>0</text:p>
          </table:table-cell>
          <table:table-cell table:style-name="ce17"/>
          <table:table-cell office:value-type="currency" office:value="0" table:formula="msoxl:=SUM(H62*G6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3*Goal)" table:style-name="ce16">
            <text:p>0</text:p>
          </table:table-cell>
          <table:table-cell table:style-name="ce17"/>
          <table:table-cell office:value-type="currency" office:value="0" table:formula="msoxl:=SUM(H63*G6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4*Goal)" table:style-name="ce16">
            <text:p>0</text:p>
          </table:table-cell>
          <table:table-cell table:style-name="ce17"/>
          <table:table-cell office:value-type="currency" office:value="0" table:formula="msoxl:=SUM(H64*G6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5*Goal)" table:style-name="ce16">
            <text:p>0</text:p>
          </table:table-cell>
          <table:table-cell table:style-name="ce17"/>
          <table:table-cell office:value-type="currency" office:value="0" table:formula="msoxl:=SUM(H65*G6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6*Goal)" table:style-name="ce16">
            <text:p>0</text:p>
          </table:table-cell>
          <table:table-cell table:style-name="ce17"/>
          <table:table-cell office:value-type="currency" office:value="0" table:formula="msoxl:=SUM(H66*G6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7*Goal)" table:style-name="ce16">
            <text:p>0</text:p>
          </table:table-cell>
          <table:table-cell table:style-name="ce17"/>
          <table:table-cell office:value-type="currency" office:value="0" table:formula="msoxl:=SUM(H67*G6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8*Goal)" table:style-name="ce16">
            <text:p>0</text:p>
          </table:table-cell>
          <table:table-cell table:style-name="ce17"/>
          <table:table-cell office:value-type="currency" office:value="0" table:formula="msoxl:=SUM(H68*G6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69*Goal)" table:style-name="ce16">
            <text:p>0</text:p>
          </table:table-cell>
          <table:table-cell table:style-name="ce17"/>
          <table:table-cell office:value-type="currency" office:value="0" table:formula="msoxl:=SUM(H69*G6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0*Goal)" table:style-name="ce16">
            <text:p>0</text:p>
          </table:table-cell>
          <table:table-cell table:style-name="ce17"/>
          <table:table-cell office:value-type="currency" office:value="0" table:formula="msoxl:=SUM(H70*G7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1*Goal)" table:style-name="ce16">
            <text:p>0</text:p>
          </table:table-cell>
          <table:table-cell table:style-name="ce17"/>
          <table:table-cell office:value-type="currency" office:value="0" table:formula="msoxl:=SUM(H71*G7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2*Goal)" table:style-name="ce16">
            <text:p>0</text:p>
          </table:table-cell>
          <table:table-cell table:style-name="ce17"/>
          <table:table-cell office:value-type="currency" office:value="0" table:formula="msoxl:=SUM(H72*G7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3*Goal)" table:style-name="ce16">
            <text:p>0</text:p>
          </table:table-cell>
          <table:table-cell table:style-name="ce17"/>
          <table:table-cell office:value-type="currency" office:value="0" table:formula="msoxl:=SUM(H73*G7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4*Goal)" table:style-name="ce16">
            <text:p>0</text:p>
          </table:table-cell>
          <table:table-cell table:style-name="ce17"/>
          <table:table-cell office:value-type="currency" office:value="0" table:formula="msoxl:=SUM(H74*G7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5*Goal)" table:style-name="ce16">
            <text:p>0</text:p>
          </table:table-cell>
          <table:table-cell table:style-name="ce17"/>
          <table:table-cell office:value-type="currency" office:value="0" table:formula="msoxl:=SUM(H75*G7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6*Goal)" table:style-name="ce16">
            <text:p>0</text:p>
          </table:table-cell>
          <table:table-cell table:style-name="ce17"/>
          <table:table-cell office:value-type="currency" office:value="0" table:formula="msoxl:=SUM(H76*G7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7*Goal)" table:style-name="ce16">
            <text:p>0</text:p>
          </table:table-cell>
          <table:table-cell table:style-name="ce17"/>
          <table:table-cell office:value-type="currency" office:value="0" table:formula="msoxl:=SUM(H77*G7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8*Goal)" table:style-name="ce16">
            <text:p>0</text:p>
          </table:table-cell>
          <table:table-cell table:style-name="ce17"/>
          <table:table-cell office:value-type="currency" office:value="0" table:formula="msoxl:=SUM(H78*G7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79*Goal)" table:style-name="ce16">
            <text:p>0</text:p>
          </table:table-cell>
          <table:table-cell table:style-name="ce17"/>
          <table:table-cell office:value-type="currency" office:value="0" table:formula="msoxl:=SUM(H79*G7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0*Goal)" table:style-name="ce16">
            <text:p>0</text:p>
          </table:table-cell>
          <table:table-cell table:style-name="ce17"/>
          <table:table-cell office:value-type="currency" office:value="0" table:formula="msoxl:=SUM(H80*G8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1*Goal)" table:style-name="ce16">
            <text:p>0</text:p>
          </table:table-cell>
          <table:table-cell table:style-name="ce17"/>
          <table:table-cell office:value-type="currency" office:value="0" table:formula="msoxl:=SUM(H81*G8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2*Goal)" table:style-name="ce16">
            <text:p>0</text:p>
          </table:table-cell>
          <table:table-cell table:style-name="ce17"/>
          <table:table-cell office:value-type="currency" office:value="0" table:formula="msoxl:=SUM(H82*G8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3*Goal)" table:style-name="ce16">
            <text:p>0</text:p>
          </table:table-cell>
          <table:table-cell table:style-name="ce17"/>
          <table:table-cell office:value-type="currency" office:value="0" table:formula="msoxl:=SUM(H83*G8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4*Goal)" table:style-name="ce16">
            <text:p>0</text:p>
          </table:table-cell>
          <table:table-cell table:style-name="ce17"/>
          <table:table-cell office:value-type="currency" office:value="0" table:formula="msoxl:=SUM(H84*G8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5*Goal)" table:style-name="ce16">
            <text:p>0</text:p>
          </table:table-cell>
          <table:table-cell table:style-name="ce17"/>
          <table:table-cell office:value-type="currency" office:value="0" table:formula="msoxl:=SUM(H85*G8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6*Goal)" table:style-name="ce16">
            <text:p>0</text:p>
          </table:table-cell>
          <table:table-cell table:style-name="ce17"/>
          <table:table-cell office:value-type="currency" office:value="0" table:formula="msoxl:=SUM(H86*G8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7*Goal)" table:style-name="ce16">
            <text:p>0</text:p>
          </table:table-cell>
          <table:table-cell table:style-name="ce17"/>
          <table:table-cell office:value-type="currency" office:value="0" table:formula="msoxl:=SUM(H87*G8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8*Goal)" table:style-name="ce16">
            <text:p>0</text:p>
          </table:table-cell>
          <table:table-cell table:style-name="ce17"/>
          <table:table-cell office:value-type="currency" office:value="0" table:formula="msoxl:=SUM(H88*G8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89*Goal)" table:style-name="ce16">
            <text:p>0</text:p>
          </table:table-cell>
          <table:table-cell table:style-name="ce17"/>
          <table:table-cell office:value-type="currency" office:value="0" table:formula="msoxl:=SUM(H89*G8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0*Goal)" table:style-name="ce16">
            <text:p>0</text:p>
          </table:table-cell>
          <table:table-cell table:style-name="ce17"/>
          <table:table-cell office:value-type="currency" office:value="0" table:formula="msoxl:=SUM(H90*G9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1*Goal)" table:style-name="ce16">
            <text:p>0</text:p>
          </table:table-cell>
          <table:table-cell table:style-name="ce17"/>
          <table:table-cell office:value-type="currency" office:value="0" table:formula="msoxl:=SUM(H91*G9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2*Goal)" table:style-name="ce16">
            <text:p>0</text:p>
          </table:table-cell>
          <table:table-cell table:style-name="ce17"/>
          <table:table-cell office:value-type="currency" office:value="0" table:formula="msoxl:=SUM(H92*G9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3*Goal)" table:style-name="ce16">
            <text:p>0</text:p>
          </table:table-cell>
          <table:table-cell table:style-name="ce17"/>
          <table:table-cell office:value-type="currency" office:value="0" table:formula="msoxl:=SUM(H93*G9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4*Goal)" table:style-name="ce16">
            <text:p>0</text:p>
          </table:table-cell>
          <table:table-cell table:style-name="ce17"/>
          <table:table-cell office:value-type="currency" office:value="0" table:formula="msoxl:=SUM(H94*G9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5*Goal)" table:style-name="ce16">
            <text:p>0</text:p>
          </table:table-cell>
          <table:table-cell table:style-name="ce17"/>
          <table:table-cell office:value-type="currency" office:value="0" table:formula="msoxl:=SUM(H95*G9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6*Goal)" table:style-name="ce16">
            <text:p>0</text:p>
          </table:table-cell>
          <table:table-cell table:style-name="ce17"/>
          <table:table-cell office:value-type="currency" office:value="0" table:formula="msoxl:=SUM(H96*G9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7*Goal)" table:style-name="ce16">
            <text:p>0</text:p>
          </table:table-cell>
          <table:table-cell table:style-name="ce17"/>
          <table:table-cell office:value-type="currency" office:value="0" table:formula="msoxl:=SUM(H97*G9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8*Goal)" table:style-name="ce16">
            <text:p>0</text:p>
          </table:table-cell>
          <table:table-cell table:style-name="ce17"/>
          <table:table-cell office:value-type="currency" office:value="0" table:formula="msoxl:=SUM(H98*G9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99*Goal)" table:style-name="ce16">
            <text:p>0</text:p>
          </table:table-cell>
          <table:table-cell table:style-name="ce17"/>
          <table:table-cell office:value-type="currency" office:value="0" table:formula="msoxl:=SUM(H99*G9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0*Goal)" table:style-name="ce16">
            <text:p>0</text:p>
          </table:table-cell>
          <table:table-cell table:style-name="ce17"/>
          <table:table-cell office:value-type="currency" office:value="0" table:formula="msoxl:=SUM(H100*G10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1*Goal)" table:style-name="ce16">
            <text:p>0</text:p>
          </table:table-cell>
          <table:table-cell table:style-name="ce17"/>
          <table:table-cell office:value-type="currency" office:value="0" table:formula="msoxl:=SUM(H101*G10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2*Goal)" table:style-name="ce16">
            <text:p>0</text:p>
          </table:table-cell>
          <table:table-cell table:style-name="ce17"/>
          <table:table-cell office:value-type="currency" office:value="0" table:formula="msoxl:=SUM(H102*G10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3*Goal)" table:style-name="ce16">
            <text:p>0</text:p>
          </table:table-cell>
          <table:table-cell table:style-name="ce17"/>
          <table:table-cell office:value-type="currency" office:value="0" table:formula="msoxl:=SUM(H103*G10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4*Goal)" table:style-name="ce16">
            <text:p>0</text:p>
          </table:table-cell>
          <table:table-cell table:style-name="ce17"/>
          <table:table-cell office:value-type="currency" office:value="0" table:formula="msoxl:=SUM(H104*G10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5*Goal)" table:style-name="ce16">
            <text:p>0</text:p>
          </table:table-cell>
          <table:table-cell table:style-name="ce17"/>
          <table:table-cell office:value-type="currency" office:value="0" table:formula="msoxl:=SUM(H105*G10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6*Goal)" table:style-name="ce16">
            <text:p>0</text:p>
          </table:table-cell>
          <table:table-cell table:style-name="ce17"/>
          <table:table-cell office:value-type="currency" office:value="0" table:formula="msoxl:=SUM(H106*G10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7*Goal)" table:style-name="ce16">
            <text:p>0</text:p>
          </table:table-cell>
          <table:table-cell table:style-name="ce17"/>
          <table:table-cell office:value-type="currency" office:value="0" table:formula="msoxl:=SUM(H107*G10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8*Goal)" table:style-name="ce16">
            <text:p>0</text:p>
          </table:table-cell>
          <table:table-cell table:style-name="ce17"/>
          <table:table-cell office:value-type="currency" office:value="0" table:formula="msoxl:=SUM(H108*G10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09*Goal)" table:style-name="ce16">
            <text:p>0</text:p>
          </table:table-cell>
          <table:table-cell table:style-name="ce17"/>
          <table:table-cell office:value-type="currency" office:value="0" table:formula="msoxl:=SUM(H109*G10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0*Goal)" table:style-name="ce16">
            <text:p>0</text:p>
          </table:table-cell>
          <table:table-cell table:style-name="ce17"/>
          <table:table-cell office:value-type="currency" office:value="0" table:formula="msoxl:=SUM(H110*G11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1*Goal)" table:style-name="ce16">
            <text:p>0</text:p>
          </table:table-cell>
          <table:table-cell table:style-name="ce17"/>
          <table:table-cell office:value-type="currency" office:value="0" table:formula="msoxl:=SUM(H111*G11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2*Goal)" table:style-name="ce16">
            <text:p>0</text:p>
          </table:table-cell>
          <table:table-cell table:style-name="ce17"/>
          <table:table-cell office:value-type="currency" office:value="0" table:formula="msoxl:=SUM(H112*G11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3*Goal)" table:style-name="ce16">
            <text:p>0</text:p>
          </table:table-cell>
          <table:table-cell table:style-name="ce17"/>
          <table:table-cell office:value-type="currency" office:value="0" table:formula="msoxl:=SUM(H113*G11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4*Goal)" table:style-name="ce16">
            <text:p>0</text:p>
          </table:table-cell>
          <table:table-cell table:style-name="ce17"/>
          <table:table-cell office:value-type="currency" office:value="0" table:formula="msoxl:=SUM(H114*G11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5*Goal)" table:style-name="ce16">
            <text:p>0</text:p>
          </table:table-cell>
          <table:table-cell table:style-name="ce17"/>
          <table:table-cell office:value-type="currency" office:value="0" table:formula="msoxl:=SUM(H115*G11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6*Goal)" table:style-name="ce16">
            <text:p>0</text:p>
          </table:table-cell>
          <table:table-cell table:style-name="ce17"/>
          <table:table-cell office:value-type="currency" office:value="0" table:formula="msoxl:=SUM(H116*G11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7*Goal)" table:style-name="ce16">
            <text:p>0</text:p>
          </table:table-cell>
          <table:table-cell table:style-name="ce17"/>
          <table:table-cell office:value-type="currency" office:value="0" table:formula="msoxl:=SUM(H117*G11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8*Goal)" table:style-name="ce16">
            <text:p>0</text:p>
          </table:table-cell>
          <table:table-cell table:style-name="ce17"/>
          <table:table-cell office:value-type="currency" office:value="0" table:formula="msoxl:=SUM(H118*G11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19*Goal)" table:style-name="ce16">
            <text:p>0</text:p>
          </table:table-cell>
          <table:table-cell table:style-name="ce17"/>
          <table:table-cell office:value-type="currency" office:value="0" table:formula="msoxl:=SUM(H119*G11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0*Goal)" table:style-name="ce16">
            <text:p>0</text:p>
          </table:table-cell>
          <table:table-cell table:style-name="ce17"/>
          <table:table-cell office:value-type="currency" office:value="0" table:formula="msoxl:=SUM(H120*G12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1*Goal)" table:style-name="ce16">
            <text:p>0</text:p>
          </table:table-cell>
          <table:table-cell table:style-name="ce17"/>
          <table:table-cell office:value-type="currency" office:value="0" table:formula="msoxl:=SUM(H121*G12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2*Goal)" table:style-name="ce16">
            <text:p>0</text:p>
          </table:table-cell>
          <table:table-cell table:style-name="ce17"/>
          <table:table-cell office:value-type="currency" office:value="0" table:formula="msoxl:=SUM(H122*G12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3*Goal)" table:style-name="ce16">
            <text:p>0</text:p>
          </table:table-cell>
          <table:table-cell table:style-name="ce17"/>
          <table:table-cell office:value-type="currency" office:value="0" table:formula="msoxl:=SUM(H123*G12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4*Goal)" table:style-name="ce16">
            <text:p>0</text:p>
          </table:table-cell>
          <table:table-cell table:style-name="ce17"/>
          <table:table-cell office:value-type="currency" office:value="0" table:formula="msoxl:=SUM(H124*G12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5*Goal)" table:style-name="ce16">
            <text:p>0</text:p>
          </table:table-cell>
          <table:table-cell table:style-name="ce17"/>
          <table:table-cell office:value-type="currency" office:value="0" table:formula="msoxl:=SUM(H125*G12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6*Goal)" table:style-name="ce16">
            <text:p>0</text:p>
          </table:table-cell>
          <table:table-cell table:style-name="ce17"/>
          <table:table-cell office:value-type="currency" office:value="0" table:formula="msoxl:=SUM(H126*G12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7*Goal)" table:style-name="ce16">
            <text:p>0</text:p>
          </table:table-cell>
          <table:table-cell table:style-name="ce17"/>
          <table:table-cell office:value-type="currency" office:value="0" table:formula="msoxl:=SUM(H127*G12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8*Goal)" table:style-name="ce16">
            <text:p>0</text:p>
          </table:table-cell>
          <table:table-cell table:style-name="ce17"/>
          <table:table-cell office:value-type="currency" office:value="0" table:formula="msoxl:=SUM(H128*G12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29*Goal)" table:style-name="ce16">
            <text:p>0</text:p>
          </table:table-cell>
          <table:table-cell table:style-name="ce17"/>
          <table:table-cell office:value-type="currency" office:value="0" table:formula="msoxl:=SUM(H129*G12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0*Goal)" table:style-name="ce16">
            <text:p>0</text:p>
          </table:table-cell>
          <table:table-cell table:style-name="ce17"/>
          <table:table-cell office:value-type="currency" office:value="0" table:formula="msoxl:=SUM(H130*G13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1*Goal)" table:style-name="ce16">
            <text:p>0</text:p>
          </table:table-cell>
          <table:table-cell table:style-name="ce17"/>
          <table:table-cell office:value-type="currency" office:value="0" table:formula="msoxl:=SUM(H131*G13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2*Goal)" table:style-name="ce16">
            <text:p>0</text:p>
          </table:table-cell>
          <table:table-cell table:style-name="ce17"/>
          <table:table-cell office:value-type="currency" office:value="0" table:formula="msoxl:=SUM(H132*G13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3*Goal)" table:style-name="ce16">
            <text:p>0</text:p>
          </table:table-cell>
          <table:table-cell table:style-name="ce17"/>
          <table:table-cell office:value-type="currency" office:value="0" table:formula="msoxl:=SUM(H133*G13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4*Goal)" table:style-name="ce16">
            <text:p>0</text:p>
          </table:table-cell>
          <table:table-cell table:style-name="ce17"/>
          <table:table-cell office:value-type="currency" office:value="0" table:formula="msoxl:=SUM(H134*G13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5*Goal)" table:style-name="ce16">
            <text:p>0</text:p>
          </table:table-cell>
          <table:table-cell table:style-name="ce17"/>
          <table:table-cell office:value-type="currency" office:value="0" table:formula="msoxl:=SUM(H135*G13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6*Goal)" table:style-name="ce16">
            <text:p>0</text:p>
          </table:table-cell>
          <table:table-cell table:style-name="ce17"/>
          <table:table-cell office:value-type="currency" office:value="0" table:formula="msoxl:=SUM(H136*G13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7*Goal)" table:style-name="ce16">
            <text:p>0</text:p>
          </table:table-cell>
          <table:table-cell table:style-name="ce17"/>
          <table:table-cell office:value-type="currency" office:value="0" table:formula="msoxl:=SUM(H137*G13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8*Goal)" table:style-name="ce16">
            <text:p>0</text:p>
          </table:table-cell>
          <table:table-cell table:style-name="ce17"/>
          <table:table-cell office:value-type="currency" office:value="0" table:formula="msoxl:=SUM(H138*G13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39*Goal)" table:style-name="ce16">
            <text:p>0</text:p>
          </table:table-cell>
          <table:table-cell table:style-name="ce17"/>
          <table:table-cell office:value-type="currency" office:value="0" table:formula="msoxl:=SUM(H139*G13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0*Goal)" table:style-name="ce16">
            <text:p>0</text:p>
          </table:table-cell>
          <table:table-cell table:style-name="ce17"/>
          <table:table-cell office:value-type="currency" office:value="0" table:formula="msoxl:=SUM(H140*G14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1*Goal)" table:style-name="ce16">
            <text:p>0</text:p>
          </table:table-cell>
          <table:table-cell table:style-name="ce17"/>
          <table:table-cell office:value-type="currency" office:value="0" table:formula="msoxl:=SUM(H141*G14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2*Goal)" table:style-name="ce16">
            <text:p>0</text:p>
          </table:table-cell>
          <table:table-cell table:style-name="ce17"/>
          <table:table-cell office:value-type="currency" office:value="0" table:formula="msoxl:=SUM(H142*G14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3*Goal)" table:style-name="ce16">
            <text:p>0</text:p>
          </table:table-cell>
          <table:table-cell table:style-name="ce17"/>
          <table:table-cell office:value-type="currency" office:value="0" table:formula="msoxl:=SUM(H143*G14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4*Goal)" table:style-name="ce16">
            <text:p>0</text:p>
          </table:table-cell>
          <table:table-cell table:style-name="ce17"/>
          <table:table-cell office:value-type="currency" office:value="0" table:formula="msoxl:=SUM(H144*G14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5*Goal)" table:style-name="ce16">
            <text:p>0</text:p>
          </table:table-cell>
          <table:table-cell table:style-name="ce17"/>
          <table:table-cell office:value-type="currency" office:value="0" table:formula="msoxl:=SUM(H145*G14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6*Goal)" table:style-name="ce16">
            <text:p>0</text:p>
          </table:table-cell>
          <table:table-cell table:style-name="ce17"/>
          <table:table-cell office:value-type="currency" office:value="0" table:formula="msoxl:=SUM(H146*G14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7*Goal)" table:style-name="ce16">
            <text:p>0</text:p>
          </table:table-cell>
          <table:table-cell table:style-name="ce17"/>
          <table:table-cell office:value-type="currency" office:value="0" table:formula="msoxl:=SUM(H147*G14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8*Goal)" table:style-name="ce16">
            <text:p>0</text:p>
          </table:table-cell>
          <table:table-cell table:style-name="ce17"/>
          <table:table-cell office:value-type="currency" office:value="0" table:formula="msoxl:=SUM(H148*G14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49*Goal)" table:style-name="ce16">
            <text:p>0</text:p>
          </table:table-cell>
          <table:table-cell table:style-name="ce17"/>
          <table:table-cell office:value-type="currency" office:value="0" table:formula="msoxl:=SUM(H149*G14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0*Goal)" table:style-name="ce16">
            <text:p>0</text:p>
          </table:table-cell>
          <table:table-cell table:style-name="ce17"/>
          <table:table-cell office:value-type="currency" office:value="0" table:formula="msoxl:=SUM(H150*G15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1*Goal)" table:style-name="ce16">
            <text:p>0</text:p>
          </table:table-cell>
          <table:table-cell table:style-name="ce17"/>
          <table:table-cell office:value-type="currency" office:value="0" table:formula="msoxl:=SUM(H151*G15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2*Goal)" table:style-name="ce16">
            <text:p>0</text:p>
          </table:table-cell>
          <table:table-cell table:style-name="ce17"/>
          <table:table-cell office:value-type="currency" office:value="0" table:formula="msoxl:=SUM(H152*G15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3*Goal)" table:style-name="ce16">
            <text:p>0</text:p>
          </table:table-cell>
          <table:table-cell table:style-name="ce17"/>
          <table:table-cell office:value-type="currency" office:value="0" table:formula="msoxl:=SUM(H153*G15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4*Goal)" table:style-name="ce16">
            <text:p>0</text:p>
          </table:table-cell>
          <table:table-cell table:style-name="ce17"/>
          <table:table-cell office:value-type="currency" office:value="0" table:formula="msoxl:=SUM(H154*G15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5*Goal)" table:style-name="ce16">
            <text:p>0</text:p>
          </table:table-cell>
          <table:table-cell table:style-name="ce17"/>
          <table:table-cell office:value-type="currency" office:value="0" table:formula="msoxl:=SUM(H155*G15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6*Goal)" table:style-name="ce16">
            <text:p>0</text:p>
          </table:table-cell>
          <table:table-cell table:style-name="ce17"/>
          <table:table-cell office:value-type="currency" office:value="0" table:formula="msoxl:=SUM(H156*G15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7*Goal)" table:style-name="ce16">
            <text:p>0</text:p>
          </table:table-cell>
          <table:table-cell table:style-name="ce17"/>
          <table:table-cell office:value-type="currency" office:value="0" table:formula="msoxl:=SUM(H157*G15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8*Goal)" table:style-name="ce16">
            <text:p>0</text:p>
          </table:table-cell>
          <table:table-cell table:style-name="ce17"/>
          <table:table-cell office:value-type="currency" office:value="0" table:formula="msoxl:=SUM(H158*G15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59*Goal)" table:style-name="ce16">
            <text:p>0</text:p>
          </table:table-cell>
          <table:table-cell table:style-name="ce17"/>
          <table:table-cell office:value-type="currency" office:value="0" table:formula="msoxl:=SUM(H159*G15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0*Goal)" table:style-name="ce16">
            <text:p>0</text:p>
          </table:table-cell>
          <table:table-cell table:style-name="ce17"/>
          <table:table-cell office:value-type="currency" office:value="0" table:formula="msoxl:=SUM(H160*G16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1*Goal)" table:style-name="ce16">
            <text:p>0</text:p>
          </table:table-cell>
          <table:table-cell table:style-name="ce17"/>
          <table:table-cell office:value-type="currency" office:value="0" table:formula="msoxl:=SUM(H161*G16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2*Goal)" table:style-name="ce16">
            <text:p>0</text:p>
          </table:table-cell>
          <table:table-cell table:style-name="ce17"/>
          <table:table-cell office:value-type="currency" office:value="0" table:formula="msoxl:=SUM(H162*G16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3*Goal)" table:style-name="ce16">
            <text:p>0</text:p>
          </table:table-cell>
          <table:table-cell table:style-name="ce17"/>
          <table:table-cell office:value-type="currency" office:value="0" table:formula="msoxl:=SUM(H163*G16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4*Goal)" table:style-name="ce16">
            <text:p>0</text:p>
          </table:table-cell>
          <table:table-cell table:style-name="ce17"/>
          <table:table-cell office:value-type="currency" office:value="0" table:formula="msoxl:=SUM(H164*G16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5*Goal)" table:style-name="ce16">
            <text:p>0</text:p>
          </table:table-cell>
          <table:table-cell table:style-name="ce17"/>
          <table:table-cell office:value-type="currency" office:value="0" table:formula="msoxl:=SUM(H165*G16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6*Goal)" table:style-name="ce16">
            <text:p>0</text:p>
          </table:table-cell>
          <table:table-cell table:style-name="ce17"/>
          <table:table-cell office:value-type="currency" office:value="0" table:formula="msoxl:=SUM(H166*G16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7*Goal)" table:style-name="ce16">
            <text:p>0</text:p>
          </table:table-cell>
          <table:table-cell table:style-name="ce17"/>
          <table:table-cell office:value-type="currency" office:value="0" table:formula="msoxl:=SUM(H167*G16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8*Goal)" table:style-name="ce16">
            <text:p>0</text:p>
          </table:table-cell>
          <table:table-cell table:style-name="ce17"/>
          <table:table-cell office:value-type="currency" office:value="0" table:formula="msoxl:=SUM(H168*G16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69*Goal)" table:style-name="ce16">
            <text:p>0</text:p>
          </table:table-cell>
          <table:table-cell table:style-name="ce17"/>
          <table:table-cell office:value-type="currency" office:value="0" table:formula="msoxl:=SUM(H169*G16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0*Goal)" table:style-name="ce16">
            <text:p>0</text:p>
          </table:table-cell>
          <table:table-cell table:style-name="ce17"/>
          <table:table-cell office:value-type="currency" office:value="0" table:formula="msoxl:=SUM(H170*G17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1*Goal)" table:style-name="ce16">
            <text:p>0</text:p>
          </table:table-cell>
          <table:table-cell table:style-name="ce17"/>
          <table:table-cell office:value-type="currency" office:value="0" table:formula="msoxl:=SUM(H171*G17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2*Goal)" table:style-name="ce16">
            <text:p>0</text:p>
          </table:table-cell>
          <table:table-cell table:style-name="ce17"/>
          <table:table-cell office:value-type="currency" office:value="0" table:formula="msoxl:=SUM(H172*G17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3*Goal)" table:style-name="ce16">
            <text:p>0</text:p>
          </table:table-cell>
          <table:table-cell table:style-name="ce17"/>
          <table:table-cell office:value-type="currency" office:value="0" table:formula="msoxl:=SUM(H173*G17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4*Goal)" table:style-name="ce16">
            <text:p>0</text:p>
          </table:table-cell>
          <table:table-cell table:style-name="ce17"/>
          <table:table-cell office:value-type="currency" office:value="0" table:formula="msoxl:=SUM(H174*G17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5*Goal)" table:style-name="ce16">
            <text:p>0</text:p>
          </table:table-cell>
          <table:table-cell table:style-name="ce17"/>
          <table:table-cell office:value-type="currency" office:value="0" table:formula="msoxl:=SUM(H175*G17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6*Goal)" table:style-name="ce16">
            <text:p>0</text:p>
          </table:table-cell>
          <table:table-cell table:style-name="ce17"/>
          <table:table-cell office:value-type="currency" office:value="0" table:formula="msoxl:=SUM(H176*G17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7*Goal)" table:style-name="ce16">
            <text:p>0</text:p>
          </table:table-cell>
          <table:table-cell table:style-name="ce17"/>
          <table:table-cell office:value-type="currency" office:value="0" table:formula="msoxl:=SUM(H177*G17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8*Goal)" table:style-name="ce16">
            <text:p>0</text:p>
          </table:table-cell>
          <table:table-cell table:style-name="ce17"/>
          <table:table-cell office:value-type="currency" office:value="0" table:formula="msoxl:=SUM(H178*G17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79*Goal)" table:style-name="ce16">
            <text:p>0</text:p>
          </table:table-cell>
          <table:table-cell table:style-name="ce17"/>
          <table:table-cell office:value-type="currency" office:value="0" table:formula="msoxl:=SUM(H179*G17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0*Goal)" table:style-name="ce16">
            <text:p>0</text:p>
          </table:table-cell>
          <table:table-cell table:style-name="ce17"/>
          <table:table-cell office:value-type="currency" office:value="0" table:formula="msoxl:=SUM(H180*G18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1*Goal)" table:style-name="ce16">
            <text:p>0</text:p>
          </table:table-cell>
          <table:table-cell table:style-name="ce17"/>
          <table:table-cell office:value-type="currency" office:value="0" table:formula="msoxl:=SUM(H181*G18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2*Goal)" table:style-name="ce16">
            <text:p>0</text:p>
          </table:table-cell>
          <table:table-cell table:style-name="ce17"/>
          <table:table-cell office:value-type="currency" office:value="0" table:formula="msoxl:=SUM(H182*G18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3*Goal)" table:style-name="ce16">
            <text:p>0</text:p>
          </table:table-cell>
          <table:table-cell table:style-name="ce17"/>
          <table:table-cell office:value-type="currency" office:value="0" table:formula="msoxl:=SUM(H183*G18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4*Goal)" table:style-name="ce16">
            <text:p>0</text:p>
          </table:table-cell>
          <table:table-cell table:style-name="ce17"/>
          <table:table-cell office:value-type="currency" office:value="0" table:formula="msoxl:=SUM(H184*G18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5*Goal)" table:style-name="ce16">
            <text:p>0</text:p>
          </table:table-cell>
          <table:table-cell table:style-name="ce17"/>
          <table:table-cell office:value-type="currency" office:value="0" table:formula="msoxl:=SUM(H185*G18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6*Goal)" table:style-name="ce16">
            <text:p>0</text:p>
          </table:table-cell>
          <table:table-cell table:style-name="ce17"/>
          <table:table-cell office:value-type="currency" office:value="0" table:formula="msoxl:=SUM(H186*G18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7*Goal)" table:style-name="ce16">
            <text:p>0</text:p>
          </table:table-cell>
          <table:table-cell table:style-name="ce17"/>
          <table:table-cell office:value-type="currency" office:value="0" table:formula="msoxl:=SUM(H187*G18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8*Goal)" table:style-name="ce16">
            <text:p>0</text:p>
          </table:table-cell>
          <table:table-cell table:style-name="ce17"/>
          <table:table-cell office:value-type="currency" office:value="0" table:formula="msoxl:=SUM(H188*G18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89*Goal)" table:style-name="ce16">
            <text:p>0</text:p>
          </table:table-cell>
          <table:table-cell table:style-name="ce17"/>
          <table:table-cell office:value-type="currency" office:value="0" table:formula="msoxl:=SUM(H189*G18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0*Goal)" table:style-name="ce16">
            <text:p>0</text:p>
          </table:table-cell>
          <table:table-cell table:style-name="ce17"/>
          <table:table-cell office:value-type="currency" office:value="0" table:formula="msoxl:=SUM(H190*G19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1*Goal)" table:style-name="ce16">
            <text:p>0</text:p>
          </table:table-cell>
          <table:table-cell table:style-name="ce17"/>
          <table:table-cell office:value-type="currency" office:value="0" table:formula="msoxl:=SUM(H191*G19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2*Goal)" table:style-name="ce16">
            <text:p>0</text:p>
          </table:table-cell>
          <table:table-cell table:style-name="ce17"/>
          <table:table-cell office:value-type="currency" office:value="0" table:formula="msoxl:=SUM(H192*G192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3*Goal)" table:style-name="ce16">
            <text:p>0</text:p>
          </table:table-cell>
          <table:table-cell table:style-name="ce17"/>
          <table:table-cell office:value-type="currency" office:value="0" table:formula="msoxl:=SUM(H193*G193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4*Goal)" table:style-name="ce16">
            <text:p>0</text:p>
          </table:table-cell>
          <table:table-cell table:style-name="ce17"/>
          <table:table-cell office:value-type="currency" office:value="0" table:formula="msoxl:=SUM(H194*G194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5*Goal)" table:style-name="ce16">
            <text:p>0</text:p>
          </table:table-cell>
          <table:table-cell table:style-name="ce17"/>
          <table:table-cell office:value-type="currency" office:value="0" table:formula="msoxl:=SUM(H195*G195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6*Goal)" table:style-name="ce16">
            <text:p>0</text:p>
          </table:table-cell>
          <table:table-cell table:style-name="ce17"/>
          <table:table-cell office:value-type="currency" office:value="0" table:formula="msoxl:=SUM(H196*G196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7*Goal)" table:style-name="ce16">
            <text:p>0</text:p>
          </table:table-cell>
          <table:table-cell table:style-name="ce17"/>
          <table:table-cell office:value-type="currency" office:value="0" table:formula="msoxl:=SUM(H197*G197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8*Goal)" table:style-name="ce16">
            <text:p>0</text:p>
          </table:table-cell>
          <table:table-cell table:style-name="ce17"/>
          <table:table-cell office:value-type="currency" office:value="0" table:formula="msoxl:=SUM(H198*G198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199*Goal)" table:style-name="ce16">
            <text:p>0</text:p>
          </table:table-cell>
          <table:table-cell table:style-name="ce17"/>
          <table:table-cell office:value-type="currency" office:value="0" table:formula="msoxl:=SUM(H199*G199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200*Goal)" table:style-name="ce16">
            <text:p>0</text:p>
          </table:table-cell>
          <table:table-cell table:style-name="ce17"/>
          <table:table-cell office:value-type="currency" office:value="0" table:formula="msoxl:=SUM(H200*G200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0"/>
          <table:table-cell table:style-name="ce21"/>
          <table:table-cell table:style-name="ce19"/>
          <table:table-cell table:style-name="ce13"/>
          <table:table-cell table:style-name="ce14"/>
          <table:table-cell table:style-name="ce15"/>
          <table:table-cell office:value-type="float" office:value="0" table:formula="msoxl:=SUM(Electronics!$F201*Goal)" table:style-name="ce16">
            <text:p>0</text:p>
          </table:table-cell>
          <table:table-cell table:style-name="ce17"/>
          <table:table-cell office:value-type="currency" office:value="0" table:formula="msoxl:=SUM(H201*G201)" table:style-name="ce18">
            <text:p>$0.00</text:p>
          </table:table-cell>
          <table:table-cell table:number-columns-repeated="2" table:style-name="ce13"/>
          <table:table-cell table:number-columns-repeated="16373"/>
        </table:table-row>
        <table:table-row table:number-rows-repeated="1048375" table:style-name="ro3">
          <table:table-cell table:number-columns-repeated="16384"/>
        </table:table-row>
      </table:table>
      <table:table table:name="Other" table:style-name="ta2">
        <table:table-column table:style-name="co13" table:default-cell-style-name="ce22"/>
        <table:table-column table:style-name="co2" table:default-cell-style-name="ce23"/>
        <table:table-column table:style-name="co5" table:default-cell-style-name="ce22"/>
        <table:table-column table:style-name="co5" table:default-cell-style-name="ce24"/>
        <table:table-column table:style-name="co6" table:default-cell-style-name="ce22"/>
        <table:table-column table:style-name="co7" table:default-cell-style-name="ce25"/>
        <table:table-column table:style-name="co8" table:default-cell-style-name="ce25"/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12" table:number-columns-repeated="16374" table:default-cell-style-name="ce4"/>
        <table:table-row table:style-name="ro1">
          <table:table-cell office:value-type="string" table:number-columns-spanned="8" table:number-rows-spanned="1" table:style-name="ce28">
            <text:p>Bill of Materials - XTest1 - Other</text:p>
          </table:table-cell>
          <table:covered-table-cell table:number-columns-repeated="7"/>
          <table:table-cell office:value-type="string" table:style-name="ce2">
            <text:p># of boards goal: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2">
          <table:table-cell office:value-type="string" table:number-columns-spanned="8" table:number-rows-spanned="1" table:style-name="ce29">
            <text:p><text:a xlink:href="http://www.projectsandstuff.com/"><text:s/>Projects and Stuff LLC - http://www.projectsandstuff.com</text:a></text:p>
          </table:table-cell>
          <table:covered-table-cell table:number-columns-repeated="7"/>
          <table:table-cell table:number-columns-repeated="2" table:style-name="ce5"/>
          <table:table-cell table:number-columns-repeated="16374"/>
        </table:table-row>
        <table:table-row table:style-name="ro2">
          <table:table-cell table:number-columns-repeated="8" table:style-name="ce6"/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7">
            <text:p>Total BOM Parts Cost:</text:p>
          </table:table-cell>
          <table:table-cell office:value-type="currency" office:value="0" table:formula="msoxl:=SUM(H6:H200)" table:style-name="ce8">
            <text:p>#NAME?</text:p>
          </table:table-cell>
          <table:table-cell table:number-columns-repeated="8" table:style-name="ce5"/>
          <table:table-cell table:number-columns-repeated="16374"/>
        </table:table-row>
        <table:table-row table:style-name="ro4">
          <table:table-cell office:value-type="string" table:style-name="ce9">
            <text:p>Description</text:p>
          </table:table-cell>
          <table:table-cell office:value-type="string" table:style-name="ce9">
            <text:p>Mfg Part #</text:p>
          </table:table-cell>
          <table:table-cell office:value-type="string" table:style-name="ce9">
            <text:p>Default Supplier</text:p>
          </table:table-cell>
          <table:table-cell office:value-type="string" table:style-name="ce9">
            <text:p>Supplier On Hand</text:p>
          </table:table-cell>
          <table:table-cell office:value-type="string" table:style-name="ce9">
            <text:p>Qty per board</text:p>
          </table:table-cell>
          <table:table-cell office:value-type="string" table:style-name="ce9">
            <text:p>Total Qty Needed</text:p>
          </table:table-cell>
          <table:table-cell office:value-type="string" table:style-name="ce9">
            <text:p>Price per part at Qty</text:p>
          </table:table-cell>
          <table:table-cell office:value-type="string" table:style-name="ce9">
            <text:p>Total Price</text:p>
          </table:table-cell>
          <table:table-cell office:value-type="string" table:style-name="ce9">
            <text:p>Notes</text:p>
          </table:table-cell>
          <table:table-cell office:value-type="string" table:style-name="ce9">
            <text:p>Part References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ase</text:p>
          </table:table-cell>
          <table:table-cell office:value-type="string" table:style-name="ce11">
            <text:p><text:a xlink:href="http://www.hammondmfg.com/dwg3RFI.htm">1594RFICBK</text:a></text:p>
          </table:table-cell>
          <table:table-cell table:style-name="ce13"/>
          <table:table-cell table:style-name="ce14"/>
          <table:table-cell office:value-type="float" office:value="1" table:style-name="ce15">
            <text:p>1</text:p>
          </table:table-cell>
          <table:table-cell office:value-type="float" office:value="0" table:formula="msoxl:=SUM(Other!$E6*#NAME?)" table:style-name="ce16">
            <text:p>#NAME?</text:p>
          </table:table-cell>
          <table:table-cell table:style-name="ce17"/>
          <table:table-cell office:value-type="currency" office:value="0" table:formula="msoxl:=SUM(G6*F6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7*#NAME?)" table:style-name="ce16">
            <text:p>#NAME?</text:p>
          </table:table-cell>
          <table:table-cell table:style-name="ce17"/>
          <table:table-cell office:value-type="currency" office:value="0" table:formula="msoxl:=SUM(G7*F7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8*#NAME?)" table:style-name="ce16">
            <text:p>#NAME?</text:p>
          </table:table-cell>
          <table:table-cell table:style-name="ce17"/>
          <table:table-cell office:value-type="currency" office:value="0" table:formula="msoxl:=SUM(G8*F8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9*#NAME?)" table:style-name="ce16">
            <text:p>#NAME?</text:p>
          </table:table-cell>
          <table:table-cell table:style-name="ce17"/>
          <table:table-cell office:value-type="currency" office:value="0" table:formula="msoxl:=SUM(G9*F9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0*#NAME?)" table:style-name="ce16">
            <text:p>#NAME?</text:p>
          </table:table-cell>
          <table:table-cell table:style-name="ce17"/>
          <table:table-cell office:value-type="currency" office:value="0" table:formula="msoxl:=SUM(G10*F10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1*#NAME?)" table:style-name="ce16">
            <text:p>#NAME?</text:p>
          </table:table-cell>
          <table:table-cell table:style-name="ce17"/>
          <table:table-cell office:value-type="currency" office:value="0" table:formula="msoxl:=SUM(G11*F11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2*#NAME?)" table:style-name="ce16">
            <text:p>#NAME?</text:p>
          </table:table-cell>
          <table:table-cell table:style-name="ce17"/>
          <table:table-cell office:value-type="currency" office:value="0" table:formula="msoxl:=SUM(G12*F12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3*#NAME?)" table:style-name="ce16">
            <text:p>#NAME?</text:p>
          </table:table-cell>
          <table:table-cell table:style-name="ce17"/>
          <table:table-cell office:value-type="currency" office:value="0" table:formula="msoxl:=SUM(G13*F13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4*#NAME?)" table:style-name="ce16">
            <text:p>#NAME?</text:p>
          </table:table-cell>
          <table:table-cell table:style-name="ce17"/>
          <table:table-cell office:value-type="currency" office:value="0" table:formula="msoxl:=SUM(G14*F14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5*#NAME?)" table:style-name="ce16">
            <text:p>#NAME?</text:p>
          </table:table-cell>
          <table:table-cell table:style-name="ce17"/>
          <table:table-cell office:value-type="currency" office:value="0" table:formula="msoxl:=SUM(G15*F15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6*#NAME?)" table:style-name="ce16">
            <text:p>#NAME?</text:p>
          </table:table-cell>
          <table:table-cell table:style-name="ce17"/>
          <table:table-cell office:value-type="currency" office:value="0" table:formula="msoxl:=SUM(G16*F16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7*#NAME?)" table:style-name="ce16">
            <text:p>#NAME?</text:p>
          </table:table-cell>
          <table:table-cell table:style-name="ce17"/>
          <table:table-cell office:value-type="currency" office:value="0" table:formula="msoxl:=SUM(G17*F17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8*#NAME?)" table:style-name="ce16">
            <text:p>#NAME?</text:p>
          </table:table-cell>
          <table:table-cell table:style-name="ce17"/>
          <table:table-cell office:value-type="currency" office:value="0" table:formula="msoxl:=SUM(G18*F18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19*#NAME?)" table:style-name="ce16">
            <text:p>#NAME?</text:p>
          </table:table-cell>
          <table:table-cell table:style-name="ce17"/>
          <table:table-cell office:value-type="currency" office:value="0" table:formula="msoxl:=SUM(G19*F1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0*#NAME?)" table:style-name="ce16">
            <text:p>#NAME?</text:p>
          </table:table-cell>
          <table:table-cell table:style-name="ce17"/>
          <table:table-cell office:value-type="currency" office:value="0" table:formula="msoxl:=SUM(G20*F20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1*#NAME?)" table:style-name="ce16">
            <text:p>#NAME?</text:p>
          </table:table-cell>
          <table:table-cell table:style-name="ce17"/>
          <table:table-cell office:value-type="currency" office:value="0" table:formula="msoxl:=SUM(G21*F21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2*#NAME?)" table:style-name="ce16">
            <text:p>#NAME?</text:p>
          </table:table-cell>
          <table:table-cell table:style-name="ce17"/>
          <table:table-cell office:value-type="currency" office:value="0" table:formula="msoxl:=SUM(G22*F22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3*#NAME?)" table:style-name="ce16">
            <text:p>#NAME?</text:p>
          </table:table-cell>
          <table:table-cell table:style-name="ce17"/>
          <table:table-cell office:value-type="currency" office:value="0" table:formula="msoxl:=SUM(G23*F23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4*#NAME?)" table:style-name="ce16">
            <text:p>#NAME?</text:p>
          </table:table-cell>
          <table:table-cell table:style-name="ce17"/>
          <table:table-cell office:value-type="currency" office:value="0" table:formula="msoxl:=SUM(G24*F24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5*#NAME?)" table:style-name="ce16">
            <text:p>#NAME?</text:p>
          </table:table-cell>
          <table:table-cell table:style-name="ce17"/>
          <table:table-cell office:value-type="currency" office:value="0" table:formula="msoxl:=SUM(G25*F25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11"/>
          <table:table-cell table:style-name="ce13"/>
          <table:table-cell table:style-name="ce14"/>
          <table:table-cell table:style-name="ce15"/>
          <table:table-cell office:value-type="float" office:value="0" table:formula="msoxl:=SUM(Other!$E26*#NAME?)" table:style-name="ce16">
            <text:p>#NAME?</text:p>
          </table:table-cell>
          <table:table-cell table:style-name="ce17"/>
          <table:table-cell office:value-type="currency" office:value="0" table:formula="msoxl:=SUM(G26*F26)" table:style-name="ce18">
            <text:p>#NAME?</text:p>
          </table:table-cell>
          <table:table-cell table:style-name="ce13"/>
          <table:table-cell table:style-name="ce1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27*#NAME?)" table:style-name="ce16">
            <text:p>#NAME?</text:p>
          </table:table-cell>
          <table:table-cell table:style-name="ce17"/>
          <table:table-cell office:value-type="currency" office:value="0" table:formula="msoxl:=SUM(G27*F2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28*#NAME?)" table:style-name="ce16">
            <text:p>#NAME?</text:p>
          </table:table-cell>
          <table:table-cell table:style-name="ce17"/>
          <table:table-cell office:value-type="currency" office:value="0" table:formula="msoxl:=SUM(G28*F2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29*#NAME?)" table:style-name="ce16">
            <text:p>#NAME?</text:p>
          </table:table-cell>
          <table:table-cell table:style-name="ce17"/>
          <table:table-cell office:value-type="currency" office:value="0" table:formula="msoxl:=SUM(G29*F2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0*#NAME?)" table:style-name="ce16">
            <text:p>#NAME?</text:p>
          </table:table-cell>
          <table:table-cell table:style-name="ce17"/>
          <table:table-cell office:value-type="currency" office:value="0" table:formula="msoxl:=SUM(G30*F3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1*#NAME?)" table:style-name="ce16">
            <text:p>#NAME?</text:p>
          </table:table-cell>
          <table:table-cell table:style-name="ce17"/>
          <table:table-cell office:value-type="currency" office:value="0" table:formula="msoxl:=SUM(G31*F3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2*#NAME?)" table:style-name="ce16">
            <text:p>#NAME?</text:p>
          </table:table-cell>
          <table:table-cell table:style-name="ce17"/>
          <table:table-cell office:value-type="currency" office:value="0" table:formula="msoxl:=SUM(G32*F3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3*#NAME?)" table:style-name="ce16">
            <text:p>#NAME?</text:p>
          </table:table-cell>
          <table:table-cell table:style-name="ce17"/>
          <table:table-cell office:value-type="currency" office:value="0" table:formula="msoxl:=SUM(G33*F3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4*#NAME?)" table:style-name="ce16">
            <text:p>#NAME?</text:p>
          </table:table-cell>
          <table:table-cell table:style-name="ce17"/>
          <table:table-cell office:value-type="currency" office:value="0" table:formula="msoxl:=SUM(G34*F3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5*#NAME?)" table:style-name="ce16">
            <text:p>#NAME?</text:p>
          </table:table-cell>
          <table:table-cell table:style-name="ce17"/>
          <table:table-cell office:value-type="currency" office:value="0" table:formula="msoxl:=SUM(G35*F3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6*#NAME?)" table:style-name="ce16">
            <text:p>#NAME?</text:p>
          </table:table-cell>
          <table:table-cell table:style-name="ce17"/>
          <table:table-cell office:value-type="currency" office:value="0" table:formula="msoxl:=SUM(G36*F3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7*#NAME?)" table:style-name="ce16">
            <text:p>#NAME?</text:p>
          </table:table-cell>
          <table:table-cell table:style-name="ce17"/>
          <table:table-cell office:value-type="currency" office:value="0" table:formula="msoxl:=SUM(G37*F3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8*#NAME?)" table:style-name="ce16">
            <text:p>#NAME?</text:p>
          </table:table-cell>
          <table:table-cell table:style-name="ce17"/>
          <table:table-cell office:value-type="currency" office:value="0" table:formula="msoxl:=SUM(G38*F3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39*#NAME?)" table:style-name="ce16">
            <text:p>#NAME?</text:p>
          </table:table-cell>
          <table:table-cell table:style-name="ce17"/>
          <table:table-cell office:value-type="currency" office:value="0" table:formula="msoxl:=SUM(G39*F3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0*#NAME?)" table:style-name="ce16">
            <text:p>#NAME?</text:p>
          </table:table-cell>
          <table:table-cell table:style-name="ce17"/>
          <table:table-cell office:value-type="currency" office:value="0" table:formula="msoxl:=SUM(G40*F4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1*#NAME?)" table:style-name="ce16">
            <text:p>#NAME?</text:p>
          </table:table-cell>
          <table:table-cell table:style-name="ce17"/>
          <table:table-cell office:value-type="currency" office:value="0" table:formula="msoxl:=SUM(G41*F4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2*#NAME?)" table:style-name="ce16">
            <text:p>#NAME?</text:p>
          </table:table-cell>
          <table:table-cell table:style-name="ce17"/>
          <table:table-cell office:value-type="currency" office:value="0" table:formula="msoxl:=SUM(G42*F4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3*#NAME?)" table:style-name="ce16">
            <text:p>#NAME?</text:p>
          </table:table-cell>
          <table:table-cell table:style-name="ce17"/>
          <table:table-cell office:value-type="currency" office:value="0" table:formula="msoxl:=SUM(G43*F4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4*#NAME?)" table:style-name="ce16">
            <text:p>#NAME?</text:p>
          </table:table-cell>
          <table:table-cell table:style-name="ce17"/>
          <table:table-cell office:value-type="currency" office:value="0" table:formula="msoxl:=SUM(G44*F4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5*#NAME?)" table:style-name="ce16">
            <text:p>#NAME?</text:p>
          </table:table-cell>
          <table:table-cell table:style-name="ce17"/>
          <table:table-cell office:value-type="currency" office:value="0" table:formula="msoxl:=SUM(G45*F4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6*#NAME?)" table:style-name="ce16">
            <text:p>#NAME?</text:p>
          </table:table-cell>
          <table:table-cell table:style-name="ce17"/>
          <table:table-cell office:value-type="currency" office:value="0" table:formula="msoxl:=SUM(G46*F4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7*#NAME?)" table:style-name="ce16">
            <text:p>#NAME?</text:p>
          </table:table-cell>
          <table:table-cell table:style-name="ce17"/>
          <table:table-cell office:value-type="currency" office:value="0" table:formula="msoxl:=SUM(G47*F4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8*#NAME?)" table:style-name="ce16">
            <text:p>#NAME?</text:p>
          </table:table-cell>
          <table:table-cell table:style-name="ce17"/>
          <table:table-cell office:value-type="currency" office:value="0" table:formula="msoxl:=SUM(G48*F4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49*#NAME?)" table:style-name="ce16">
            <text:p>#NAME?</text:p>
          </table:table-cell>
          <table:table-cell table:style-name="ce17"/>
          <table:table-cell office:value-type="currency" office:value="0" table:formula="msoxl:=SUM(G49*F4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0*#NAME?)" table:style-name="ce16">
            <text:p>#NAME?</text:p>
          </table:table-cell>
          <table:table-cell table:style-name="ce17"/>
          <table:table-cell office:value-type="currency" office:value="0" table:formula="msoxl:=SUM(G50*F5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1*#NAME?)" table:style-name="ce16">
            <text:p>#NAME?</text:p>
          </table:table-cell>
          <table:table-cell table:style-name="ce17"/>
          <table:table-cell office:value-type="currency" office:value="0" table:formula="msoxl:=SUM(G51*F5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2*#NAME?)" table:style-name="ce16">
            <text:p>#NAME?</text:p>
          </table:table-cell>
          <table:table-cell table:style-name="ce17"/>
          <table:table-cell office:value-type="currency" office:value="0" table:formula="msoxl:=SUM(G52*F5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3*#NAME?)" table:style-name="ce16">
            <text:p>#NAME?</text:p>
          </table:table-cell>
          <table:table-cell table:style-name="ce17"/>
          <table:table-cell office:value-type="currency" office:value="0" table:formula="msoxl:=SUM(G53*F5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4*#NAME?)" table:style-name="ce16">
            <text:p>#NAME?</text:p>
          </table:table-cell>
          <table:table-cell table:style-name="ce17"/>
          <table:table-cell office:value-type="currency" office:value="0" table:formula="msoxl:=SUM(G54*F5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5*#NAME?)" table:style-name="ce16">
            <text:p>#NAME?</text:p>
          </table:table-cell>
          <table:table-cell table:style-name="ce17"/>
          <table:table-cell office:value-type="currency" office:value="0" table:formula="msoxl:=SUM(G55*F5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6*#NAME?)" table:style-name="ce16">
            <text:p>#NAME?</text:p>
          </table:table-cell>
          <table:table-cell table:style-name="ce17"/>
          <table:table-cell office:value-type="currency" office:value="0" table:formula="msoxl:=SUM(G56*F5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7*#NAME?)" table:style-name="ce16">
            <text:p>#NAME?</text:p>
          </table:table-cell>
          <table:table-cell table:style-name="ce17"/>
          <table:table-cell office:value-type="currency" office:value="0" table:formula="msoxl:=SUM(G57*F5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8*#NAME?)" table:style-name="ce16">
            <text:p>#NAME?</text:p>
          </table:table-cell>
          <table:table-cell table:style-name="ce17"/>
          <table:table-cell office:value-type="currency" office:value="0" table:formula="msoxl:=SUM(G58*F5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59*#NAME?)" table:style-name="ce16">
            <text:p>#NAME?</text:p>
          </table:table-cell>
          <table:table-cell table:style-name="ce17"/>
          <table:table-cell office:value-type="currency" office:value="0" table:formula="msoxl:=SUM(G59*F5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0*#NAME?)" table:style-name="ce16">
            <text:p>#NAME?</text:p>
          </table:table-cell>
          <table:table-cell table:style-name="ce17"/>
          <table:table-cell office:value-type="currency" office:value="0" table:formula="msoxl:=SUM(G60*F6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1*#NAME?)" table:style-name="ce16">
            <text:p>#NAME?</text:p>
          </table:table-cell>
          <table:table-cell table:style-name="ce17"/>
          <table:table-cell office:value-type="currency" office:value="0" table:formula="msoxl:=SUM(G61*F6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2*#NAME?)" table:style-name="ce16">
            <text:p>#NAME?</text:p>
          </table:table-cell>
          <table:table-cell table:style-name="ce17"/>
          <table:table-cell office:value-type="currency" office:value="0" table:formula="msoxl:=SUM(G62*F6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3*#NAME?)" table:style-name="ce16">
            <text:p>#NAME?</text:p>
          </table:table-cell>
          <table:table-cell table:style-name="ce17"/>
          <table:table-cell office:value-type="currency" office:value="0" table:formula="msoxl:=SUM(G63*F6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4*#NAME?)" table:style-name="ce16">
            <text:p>#NAME?</text:p>
          </table:table-cell>
          <table:table-cell table:style-name="ce17"/>
          <table:table-cell office:value-type="currency" office:value="0" table:formula="msoxl:=SUM(G64*F6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5*#NAME?)" table:style-name="ce16">
            <text:p>#NAME?</text:p>
          </table:table-cell>
          <table:table-cell table:style-name="ce17"/>
          <table:table-cell office:value-type="currency" office:value="0" table:formula="msoxl:=SUM(G65*F6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6*#NAME?)" table:style-name="ce16">
            <text:p>#NAME?</text:p>
          </table:table-cell>
          <table:table-cell table:style-name="ce17"/>
          <table:table-cell office:value-type="currency" office:value="0" table:formula="msoxl:=SUM(G66*F6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7*#NAME?)" table:style-name="ce16">
            <text:p>#NAME?</text:p>
          </table:table-cell>
          <table:table-cell table:style-name="ce17"/>
          <table:table-cell office:value-type="currency" office:value="0" table:formula="msoxl:=SUM(G67*F6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8*#NAME?)" table:style-name="ce16">
            <text:p>#NAME?</text:p>
          </table:table-cell>
          <table:table-cell table:style-name="ce17"/>
          <table:table-cell office:value-type="currency" office:value="0" table:formula="msoxl:=SUM(G68*F6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69*#NAME?)" table:style-name="ce16">
            <text:p>#NAME?</text:p>
          </table:table-cell>
          <table:table-cell table:style-name="ce17"/>
          <table:table-cell office:value-type="currency" office:value="0" table:formula="msoxl:=SUM(G69*F6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0*#NAME?)" table:style-name="ce16">
            <text:p>#NAME?</text:p>
          </table:table-cell>
          <table:table-cell table:style-name="ce17"/>
          <table:table-cell office:value-type="currency" office:value="0" table:formula="msoxl:=SUM(G70*F7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1*#NAME?)" table:style-name="ce16">
            <text:p>#NAME?</text:p>
          </table:table-cell>
          <table:table-cell table:style-name="ce17"/>
          <table:table-cell office:value-type="currency" office:value="0" table:formula="msoxl:=SUM(G71*F7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2*#NAME?)" table:style-name="ce16">
            <text:p>#NAME?</text:p>
          </table:table-cell>
          <table:table-cell table:style-name="ce17"/>
          <table:table-cell office:value-type="currency" office:value="0" table:formula="msoxl:=SUM(G72*F7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3*#NAME?)" table:style-name="ce16">
            <text:p>#NAME?</text:p>
          </table:table-cell>
          <table:table-cell table:style-name="ce17"/>
          <table:table-cell office:value-type="currency" office:value="0" table:formula="msoxl:=SUM(G73*F7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4*#NAME?)" table:style-name="ce16">
            <text:p>#NAME?</text:p>
          </table:table-cell>
          <table:table-cell table:style-name="ce17"/>
          <table:table-cell office:value-type="currency" office:value="0" table:formula="msoxl:=SUM(G74*F7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5*#NAME?)" table:style-name="ce16">
            <text:p>#NAME?</text:p>
          </table:table-cell>
          <table:table-cell table:style-name="ce17"/>
          <table:table-cell office:value-type="currency" office:value="0" table:formula="msoxl:=SUM(G75*F7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6*#NAME?)" table:style-name="ce16">
            <text:p>#NAME?</text:p>
          </table:table-cell>
          <table:table-cell table:style-name="ce17"/>
          <table:table-cell office:value-type="currency" office:value="0" table:formula="msoxl:=SUM(G76*F7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7*#NAME?)" table:style-name="ce16">
            <text:p>#NAME?</text:p>
          </table:table-cell>
          <table:table-cell table:style-name="ce17"/>
          <table:table-cell office:value-type="currency" office:value="0" table:formula="msoxl:=SUM(G77*F7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8*#NAME?)" table:style-name="ce16">
            <text:p>#NAME?</text:p>
          </table:table-cell>
          <table:table-cell table:style-name="ce17"/>
          <table:table-cell office:value-type="currency" office:value="0" table:formula="msoxl:=SUM(G78*F7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79*#NAME?)" table:style-name="ce16">
            <text:p>#NAME?</text:p>
          </table:table-cell>
          <table:table-cell table:style-name="ce17"/>
          <table:table-cell office:value-type="currency" office:value="0" table:formula="msoxl:=SUM(G79*F7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0*#NAME?)" table:style-name="ce16">
            <text:p>#NAME?</text:p>
          </table:table-cell>
          <table:table-cell table:style-name="ce17"/>
          <table:table-cell office:value-type="currency" office:value="0" table:formula="msoxl:=SUM(G80*F8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1*#NAME?)" table:style-name="ce16">
            <text:p>#NAME?</text:p>
          </table:table-cell>
          <table:table-cell table:style-name="ce17"/>
          <table:table-cell office:value-type="currency" office:value="0" table:formula="msoxl:=SUM(G81*F8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2*#NAME?)" table:style-name="ce16">
            <text:p>#NAME?</text:p>
          </table:table-cell>
          <table:table-cell table:style-name="ce17"/>
          <table:table-cell office:value-type="currency" office:value="0" table:formula="msoxl:=SUM(G82*F8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3*#NAME?)" table:style-name="ce16">
            <text:p>#NAME?</text:p>
          </table:table-cell>
          <table:table-cell table:style-name="ce17"/>
          <table:table-cell office:value-type="currency" office:value="0" table:formula="msoxl:=SUM(G83*F8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4*#NAME?)" table:style-name="ce16">
            <text:p>#NAME?</text:p>
          </table:table-cell>
          <table:table-cell table:style-name="ce17"/>
          <table:table-cell office:value-type="currency" office:value="0" table:formula="msoxl:=SUM(G84*F8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5*#NAME?)" table:style-name="ce16">
            <text:p>#NAME?</text:p>
          </table:table-cell>
          <table:table-cell table:style-name="ce17"/>
          <table:table-cell office:value-type="currency" office:value="0" table:formula="msoxl:=SUM(G85*F8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6*#NAME?)" table:style-name="ce16">
            <text:p>#NAME?</text:p>
          </table:table-cell>
          <table:table-cell table:style-name="ce17"/>
          <table:table-cell office:value-type="currency" office:value="0" table:formula="msoxl:=SUM(G86*F8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7*#NAME?)" table:style-name="ce16">
            <text:p>#NAME?</text:p>
          </table:table-cell>
          <table:table-cell table:style-name="ce17"/>
          <table:table-cell office:value-type="currency" office:value="0" table:formula="msoxl:=SUM(G87*F8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8*#NAME?)" table:style-name="ce16">
            <text:p>#NAME?</text:p>
          </table:table-cell>
          <table:table-cell table:style-name="ce17"/>
          <table:table-cell office:value-type="currency" office:value="0" table:formula="msoxl:=SUM(G88*F8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89*#NAME?)" table:style-name="ce16">
            <text:p>#NAME?</text:p>
          </table:table-cell>
          <table:table-cell table:style-name="ce17"/>
          <table:table-cell office:value-type="currency" office:value="0" table:formula="msoxl:=SUM(G89*F8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0*#NAME?)" table:style-name="ce16">
            <text:p>#NAME?</text:p>
          </table:table-cell>
          <table:table-cell table:style-name="ce17"/>
          <table:table-cell office:value-type="currency" office:value="0" table:formula="msoxl:=SUM(G90*F9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1*#NAME?)" table:style-name="ce16">
            <text:p>#NAME?</text:p>
          </table:table-cell>
          <table:table-cell table:style-name="ce17"/>
          <table:table-cell office:value-type="currency" office:value="0" table:formula="msoxl:=SUM(G91*F9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2*#NAME?)" table:style-name="ce16">
            <text:p>#NAME?</text:p>
          </table:table-cell>
          <table:table-cell table:style-name="ce17"/>
          <table:table-cell office:value-type="currency" office:value="0" table:formula="msoxl:=SUM(G92*F9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3*#NAME?)" table:style-name="ce16">
            <text:p>#NAME?</text:p>
          </table:table-cell>
          <table:table-cell table:style-name="ce17"/>
          <table:table-cell office:value-type="currency" office:value="0" table:formula="msoxl:=SUM(G93*F9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4*#NAME?)" table:style-name="ce16">
            <text:p>#NAME?</text:p>
          </table:table-cell>
          <table:table-cell table:style-name="ce17"/>
          <table:table-cell office:value-type="currency" office:value="0" table:formula="msoxl:=SUM(G94*F9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5*#NAME?)" table:style-name="ce16">
            <text:p>#NAME?</text:p>
          </table:table-cell>
          <table:table-cell table:style-name="ce17"/>
          <table:table-cell office:value-type="currency" office:value="0" table:formula="msoxl:=SUM(G95*F9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6*#NAME?)" table:style-name="ce16">
            <text:p>#NAME?</text:p>
          </table:table-cell>
          <table:table-cell table:style-name="ce17"/>
          <table:table-cell office:value-type="currency" office:value="0" table:formula="msoxl:=SUM(G96*F9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7*#NAME?)" table:style-name="ce16">
            <text:p>#NAME?</text:p>
          </table:table-cell>
          <table:table-cell table:style-name="ce17"/>
          <table:table-cell office:value-type="currency" office:value="0" table:formula="msoxl:=SUM(G97*F9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8*#NAME?)" table:style-name="ce16">
            <text:p>#NAME?</text:p>
          </table:table-cell>
          <table:table-cell table:style-name="ce17"/>
          <table:table-cell office:value-type="currency" office:value="0" table:formula="msoxl:=SUM(G98*F9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99*#NAME?)" table:style-name="ce16">
            <text:p>#NAME?</text:p>
          </table:table-cell>
          <table:table-cell table:style-name="ce17"/>
          <table:table-cell office:value-type="currency" office:value="0" table:formula="msoxl:=SUM(G99*F9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0*#NAME?)" table:style-name="ce16">
            <text:p>#NAME?</text:p>
          </table:table-cell>
          <table:table-cell table:style-name="ce17"/>
          <table:table-cell office:value-type="currency" office:value="0" table:formula="msoxl:=SUM(G100*F10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1*#NAME?)" table:style-name="ce16">
            <text:p>#NAME?</text:p>
          </table:table-cell>
          <table:table-cell table:style-name="ce17"/>
          <table:table-cell office:value-type="currency" office:value="0" table:formula="msoxl:=SUM(G101*F10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2*#NAME?)" table:style-name="ce16">
            <text:p>#NAME?</text:p>
          </table:table-cell>
          <table:table-cell table:style-name="ce17"/>
          <table:table-cell office:value-type="currency" office:value="0" table:formula="msoxl:=SUM(G102*F10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3*#NAME?)" table:style-name="ce16">
            <text:p>#NAME?</text:p>
          </table:table-cell>
          <table:table-cell table:style-name="ce17"/>
          <table:table-cell office:value-type="currency" office:value="0" table:formula="msoxl:=SUM(G103*F10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4*#NAME?)" table:style-name="ce16">
            <text:p>#NAME?</text:p>
          </table:table-cell>
          <table:table-cell table:style-name="ce17"/>
          <table:table-cell office:value-type="currency" office:value="0" table:formula="msoxl:=SUM(G104*F10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5*#NAME?)" table:style-name="ce16">
            <text:p>#NAME?</text:p>
          </table:table-cell>
          <table:table-cell table:style-name="ce17"/>
          <table:table-cell office:value-type="currency" office:value="0" table:formula="msoxl:=SUM(G105*F10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6*#NAME?)" table:style-name="ce16">
            <text:p>#NAME?</text:p>
          </table:table-cell>
          <table:table-cell table:style-name="ce17"/>
          <table:table-cell office:value-type="currency" office:value="0" table:formula="msoxl:=SUM(G106*F10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7*#NAME?)" table:style-name="ce16">
            <text:p>#NAME?</text:p>
          </table:table-cell>
          <table:table-cell table:style-name="ce17"/>
          <table:table-cell office:value-type="currency" office:value="0" table:formula="msoxl:=SUM(G107*F10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8*#NAME?)" table:style-name="ce16">
            <text:p>#NAME?</text:p>
          </table:table-cell>
          <table:table-cell table:style-name="ce17"/>
          <table:table-cell office:value-type="currency" office:value="0" table:formula="msoxl:=SUM(G108*F10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09*#NAME?)" table:style-name="ce16">
            <text:p>#NAME?</text:p>
          </table:table-cell>
          <table:table-cell table:style-name="ce17"/>
          <table:table-cell office:value-type="currency" office:value="0" table:formula="msoxl:=SUM(G109*F10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0*#NAME?)" table:style-name="ce16">
            <text:p>#NAME?</text:p>
          </table:table-cell>
          <table:table-cell table:style-name="ce17"/>
          <table:table-cell office:value-type="currency" office:value="0" table:formula="msoxl:=SUM(G110*F11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1*#NAME?)" table:style-name="ce16">
            <text:p>#NAME?</text:p>
          </table:table-cell>
          <table:table-cell table:style-name="ce17"/>
          <table:table-cell office:value-type="currency" office:value="0" table:formula="msoxl:=SUM(G111*F11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2*#NAME?)" table:style-name="ce16">
            <text:p>#NAME?</text:p>
          </table:table-cell>
          <table:table-cell table:style-name="ce17"/>
          <table:table-cell office:value-type="currency" office:value="0" table:formula="msoxl:=SUM(G112*F11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3*#NAME?)" table:style-name="ce16">
            <text:p>#NAME?</text:p>
          </table:table-cell>
          <table:table-cell table:style-name="ce17"/>
          <table:table-cell office:value-type="currency" office:value="0" table:formula="msoxl:=SUM(G113*F11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4*#NAME?)" table:style-name="ce16">
            <text:p>#NAME?</text:p>
          </table:table-cell>
          <table:table-cell table:style-name="ce17"/>
          <table:table-cell office:value-type="currency" office:value="0" table:formula="msoxl:=SUM(G114*F11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5*#NAME?)" table:style-name="ce16">
            <text:p>#NAME?</text:p>
          </table:table-cell>
          <table:table-cell table:style-name="ce17"/>
          <table:table-cell office:value-type="currency" office:value="0" table:formula="msoxl:=SUM(G115*F11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6*#NAME?)" table:style-name="ce16">
            <text:p>#NAME?</text:p>
          </table:table-cell>
          <table:table-cell table:style-name="ce17"/>
          <table:table-cell office:value-type="currency" office:value="0" table:formula="msoxl:=SUM(G116*F11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7*#NAME?)" table:style-name="ce16">
            <text:p>#NAME?</text:p>
          </table:table-cell>
          <table:table-cell table:style-name="ce17"/>
          <table:table-cell office:value-type="currency" office:value="0" table:formula="msoxl:=SUM(G117*F11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8*#NAME?)" table:style-name="ce16">
            <text:p>#NAME?</text:p>
          </table:table-cell>
          <table:table-cell table:style-name="ce17"/>
          <table:table-cell office:value-type="currency" office:value="0" table:formula="msoxl:=SUM(G118*F11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19*#NAME?)" table:style-name="ce16">
            <text:p>#NAME?</text:p>
          </table:table-cell>
          <table:table-cell table:style-name="ce17"/>
          <table:table-cell office:value-type="currency" office:value="0" table:formula="msoxl:=SUM(G119*F11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0*#NAME?)" table:style-name="ce16">
            <text:p>#NAME?</text:p>
          </table:table-cell>
          <table:table-cell table:style-name="ce17"/>
          <table:table-cell office:value-type="currency" office:value="0" table:formula="msoxl:=SUM(G120*F12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1*#NAME?)" table:style-name="ce16">
            <text:p>#NAME?</text:p>
          </table:table-cell>
          <table:table-cell table:style-name="ce17"/>
          <table:table-cell office:value-type="currency" office:value="0" table:formula="msoxl:=SUM(G121*F12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2*#NAME?)" table:style-name="ce16">
            <text:p>#NAME?</text:p>
          </table:table-cell>
          <table:table-cell table:style-name="ce17"/>
          <table:table-cell office:value-type="currency" office:value="0" table:formula="msoxl:=SUM(G122*F12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3*#NAME?)" table:style-name="ce16">
            <text:p>#NAME?</text:p>
          </table:table-cell>
          <table:table-cell table:style-name="ce17"/>
          <table:table-cell office:value-type="currency" office:value="0" table:formula="msoxl:=SUM(G123*F12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4*#NAME?)" table:style-name="ce16">
            <text:p>#NAME?</text:p>
          </table:table-cell>
          <table:table-cell table:style-name="ce17"/>
          <table:table-cell office:value-type="currency" office:value="0" table:formula="msoxl:=SUM(G124*F12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5*#NAME?)" table:style-name="ce16">
            <text:p>#NAME?</text:p>
          </table:table-cell>
          <table:table-cell table:style-name="ce17"/>
          <table:table-cell office:value-type="currency" office:value="0" table:formula="msoxl:=SUM(G125*F12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6*#NAME?)" table:style-name="ce16">
            <text:p>#NAME?</text:p>
          </table:table-cell>
          <table:table-cell table:style-name="ce17"/>
          <table:table-cell office:value-type="currency" office:value="0" table:formula="msoxl:=SUM(G126*F12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7*#NAME?)" table:style-name="ce16">
            <text:p>#NAME?</text:p>
          </table:table-cell>
          <table:table-cell table:style-name="ce17"/>
          <table:table-cell office:value-type="currency" office:value="0" table:formula="msoxl:=SUM(G127*F12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8*#NAME?)" table:style-name="ce16">
            <text:p>#NAME?</text:p>
          </table:table-cell>
          <table:table-cell table:style-name="ce17"/>
          <table:table-cell office:value-type="currency" office:value="0" table:formula="msoxl:=SUM(G128*F12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29*#NAME?)" table:style-name="ce16">
            <text:p>#NAME?</text:p>
          </table:table-cell>
          <table:table-cell table:style-name="ce17"/>
          <table:table-cell office:value-type="currency" office:value="0" table:formula="msoxl:=SUM(G129*F12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0*#NAME?)" table:style-name="ce16">
            <text:p>#NAME?</text:p>
          </table:table-cell>
          <table:table-cell table:style-name="ce17"/>
          <table:table-cell office:value-type="currency" office:value="0" table:formula="msoxl:=SUM(G130*F13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1*#NAME?)" table:style-name="ce16">
            <text:p>#NAME?</text:p>
          </table:table-cell>
          <table:table-cell table:style-name="ce17"/>
          <table:table-cell office:value-type="currency" office:value="0" table:formula="msoxl:=SUM(G131*F13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2*#NAME?)" table:style-name="ce16">
            <text:p>#NAME?</text:p>
          </table:table-cell>
          <table:table-cell table:style-name="ce17"/>
          <table:table-cell office:value-type="currency" office:value="0" table:formula="msoxl:=SUM(G132*F13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3*#NAME?)" table:style-name="ce16">
            <text:p>#NAME?</text:p>
          </table:table-cell>
          <table:table-cell table:style-name="ce17"/>
          <table:table-cell office:value-type="currency" office:value="0" table:formula="msoxl:=SUM(G133*F13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4*#NAME?)" table:style-name="ce16">
            <text:p>#NAME?</text:p>
          </table:table-cell>
          <table:table-cell table:style-name="ce17"/>
          <table:table-cell office:value-type="currency" office:value="0" table:formula="msoxl:=SUM(G134*F13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5*#NAME?)" table:style-name="ce16">
            <text:p>#NAME?</text:p>
          </table:table-cell>
          <table:table-cell table:style-name="ce17"/>
          <table:table-cell office:value-type="currency" office:value="0" table:formula="msoxl:=SUM(G135*F13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6*#NAME?)" table:style-name="ce16">
            <text:p>#NAME?</text:p>
          </table:table-cell>
          <table:table-cell table:style-name="ce17"/>
          <table:table-cell office:value-type="currency" office:value="0" table:formula="msoxl:=SUM(G136*F13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7*#NAME?)" table:style-name="ce16">
            <text:p>#NAME?</text:p>
          </table:table-cell>
          <table:table-cell table:style-name="ce17"/>
          <table:table-cell office:value-type="currency" office:value="0" table:formula="msoxl:=SUM(G137*F13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8*#NAME?)" table:style-name="ce16">
            <text:p>#NAME?</text:p>
          </table:table-cell>
          <table:table-cell table:style-name="ce17"/>
          <table:table-cell office:value-type="currency" office:value="0" table:formula="msoxl:=SUM(G138*F13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39*#NAME?)" table:style-name="ce16">
            <text:p>#NAME?</text:p>
          </table:table-cell>
          <table:table-cell table:style-name="ce17"/>
          <table:table-cell office:value-type="currency" office:value="0" table:formula="msoxl:=SUM(G139*F13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0*#NAME?)" table:style-name="ce16">
            <text:p>#NAME?</text:p>
          </table:table-cell>
          <table:table-cell table:style-name="ce17"/>
          <table:table-cell office:value-type="currency" office:value="0" table:formula="msoxl:=SUM(G140*F14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1*#NAME?)" table:style-name="ce16">
            <text:p>#NAME?</text:p>
          </table:table-cell>
          <table:table-cell table:style-name="ce17"/>
          <table:table-cell office:value-type="currency" office:value="0" table:formula="msoxl:=SUM(G141*F14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2*#NAME?)" table:style-name="ce16">
            <text:p>#NAME?</text:p>
          </table:table-cell>
          <table:table-cell table:style-name="ce17"/>
          <table:table-cell office:value-type="currency" office:value="0" table:formula="msoxl:=SUM(G142*F14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3*#NAME?)" table:style-name="ce16">
            <text:p>#NAME?</text:p>
          </table:table-cell>
          <table:table-cell table:style-name="ce17"/>
          <table:table-cell office:value-type="currency" office:value="0" table:formula="msoxl:=SUM(G143*F14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4*#NAME?)" table:style-name="ce16">
            <text:p>#NAME?</text:p>
          </table:table-cell>
          <table:table-cell table:style-name="ce17"/>
          <table:table-cell office:value-type="currency" office:value="0" table:formula="msoxl:=SUM(G144*F14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5*#NAME?)" table:style-name="ce16">
            <text:p>#NAME?</text:p>
          </table:table-cell>
          <table:table-cell table:style-name="ce17"/>
          <table:table-cell office:value-type="currency" office:value="0" table:formula="msoxl:=SUM(G145*F14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6*#NAME?)" table:style-name="ce16">
            <text:p>#NAME?</text:p>
          </table:table-cell>
          <table:table-cell table:style-name="ce17"/>
          <table:table-cell office:value-type="currency" office:value="0" table:formula="msoxl:=SUM(G146*F14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7*#NAME?)" table:style-name="ce16">
            <text:p>#NAME?</text:p>
          </table:table-cell>
          <table:table-cell table:style-name="ce17"/>
          <table:table-cell office:value-type="currency" office:value="0" table:formula="msoxl:=SUM(G147*F14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8*#NAME?)" table:style-name="ce16">
            <text:p>#NAME?</text:p>
          </table:table-cell>
          <table:table-cell table:style-name="ce17"/>
          <table:table-cell office:value-type="currency" office:value="0" table:formula="msoxl:=SUM(G148*F14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49*#NAME?)" table:style-name="ce16">
            <text:p>#NAME?</text:p>
          </table:table-cell>
          <table:table-cell table:style-name="ce17"/>
          <table:table-cell office:value-type="currency" office:value="0" table:formula="msoxl:=SUM(G149*F14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0*#NAME?)" table:style-name="ce16">
            <text:p>#NAME?</text:p>
          </table:table-cell>
          <table:table-cell table:style-name="ce17"/>
          <table:table-cell office:value-type="currency" office:value="0" table:formula="msoxl:=SUM(G150*F15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1*#NAME?)" table:style-name="ce16">
            <text:p>#NAME?</text:p>
          </table:table-cell>
          <table:table-cell table:style-name="ce17"/>
          <table:table-cell office:value-type="currency" office:value="0" table:formula="msoxl:=SUM(G151*F15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2*#NAME?)" table:style-name="ce16">
            <text:p>#NAME?</text:p>
          </table:table-cell>
          <table:table-cell table:style-name="ce17"/>
          <table:table-cell office:value-type="currency" office:value="0" table:formula="msoxl:=SUM(G152*F15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3*#NAME?)" table:style-name="ce16">
            <text:p>#NAME?</text:p>
          </table:table-cell>
          <table:table-cell table:style-name="ce17"/>
          <table:table-cell office:value-type="currency" office:value="0" table:formula="msoxl:=SUM(G153*F15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4*#NAME?)" table:style-name="ce16">
            <text:p>#NAME?</text:p>
          </table:table-cell>
          <table:table-cell table:style-name="ce17"/>
          <table:table-cell office:value-type="currency" office:value="0" table:formula="msoxl:=SUM(G154*F15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5*#NAME?)" table:style-name="ce16">
            <text:p>#NAME?</text:p>
          </table:table-cell>
          <table:table-cell table:style-name="ce17"/>
          <table:table-cell office:value-type="currency" office:value="0" table:formula="msoxl:=SUM(G155*F15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6*#NAME?)" table:style-name="ce16">
            <text:p>#NAME?</text:p>
          </table:table-cell>
          <table:table-cell table:style-name="ce17"/>
          <table:table-cell office:value-type="currency" office:value="0" table:formula="msoxl:=SUM(G156*F15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7*#NAME?)" table:style-name="ce16">
            <text:p>#NAME?</text:p>
          </table:table-cell>
          <table:table-cell table:style-name="ce17"/>
          <table:table-cell office:value-type="currency" office:value="0" table:formula="msoxl:=SUM(G157*F15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8*#NAME?)" table:style-name="ce16">
            <text:p>#NAME?</text:p>
          </table:table-cell>
          <table:table-cell table:style-name="ce17"/>
          <table:table-cell office:value-type="currency" office:value="0" table:formula="msoxl:=SUM(G158*F15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59*#NAME?)" table:style-name="ce16">
            <text:p>#NAME?</text:p>
          </table:table-cell>
          <table:table-cell table:style-name="ce17"/>
          <table:table-cell office:value-type="currency" office:value="0" table:formula="msoxl:=SUM(G159*F15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0*#NAME?)" table:style-name="ce16">
            <text:p>#NAME?</text:p>
          </table:table-cell>
          <table:table-cell table:style-name="ce17"/>
          <table:table-cell office:value-type="currency" office:value="0" table:formula="msoxl:=SUM(G160*F16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1*#NAME?)" table:style-name="ce16">
            <text:p>#NAME?</text:p>
          </table:table-cell>
          <table:table-cell table:style-name="ce17"/>
          <table:table-cell office:value-type="currency" office:value="0" table:formula="msoxl:=SUM(G161*F16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2*#NAME?)" table:style-name="ce16">
            <text:p>#NAME?</text:p>
          </table:table-cell>
          <table:table-cell table:style-name="ce17"/>
          <table:table-cell office:value-type="currency" office:value="0" table:formula="msoxl:=SUM(G162*F16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3*#NAME?)" table:style-name="ce16">
            <text:p>#NAME?</text:p>
          </table:table-cell>
          <table:table-cell table:style-name="ce17"/>
          <table:table-cell office:value-type="currency" office:value="0" table:formula="msoxl:=SUM(G163*F16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4*#NAME?)" table:style-name="ce16">
            <text:p>#NAME?</text:p>
          </table:table-cell>
          <table:table-cell table:style-name="ce17"/>
          <table:table-cell office:value-type="currency" office:value="0" table:formula="msoxl:=SUM(G164*F16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5*#NAME?)" table:style-name="ce16">
            <text:p>#NAME?</text:p>
          </table:table-cell>
          <table:table-cell table:style-name="ce17"/>
          <table:table-cell office:value-type="currency" office:value="0" table:formula="msoxl:=SUM(G165*F16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6*#NAME?)" table:style-name="ce16">
            <text:p>#NAME?</text:p>
          </table:table-cell>
          <table:table-cell table:style-name="ce17"/>
          <table:table-cell office:value-type="currency" office:value="0" table:formula="msoxl:=SUM(G166*F16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7*#NAME?)" table:style-name="ce16">
            <text:p>#NAME?</text:p>
          </table:table-cell>
          <table:table-cell table:style-name="ce17"/>
          <table:table-cell office:value-type="currency" office:value="0" table:formula="msoxl:=SUM(G167*F16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8*#NAME?)" table:style-name="ce16">
            <text:p>#NAME?</text:p>
          </table:table-cell>
          <table:table-cell table:style-name="ce17"/>
          <table:table-cell office:value-type="currency" office:value="0" table:formula="msoxl:=SUM(G168*F16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69*#NAME?)" table:style-name="ce16">
            <text:p>#NAME?</text:p>
          </table:table-cell>
          <table:table-cell table:style-name="ce17"/>
          <table:table-cell office:value-type="currency" office:value="0" table:formula="msoxl:=SUM(G169*F16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0*#NAME?)" table:style-name="ce16">
            <text:p>#NAME?</text:p>
          </table:table-cell>
          <table:table-cell table:style-name="ce17"/>
          <table:table-cell office:value-type="currency" office:value="0" table:formula="msoxl:=SUM(G170*F17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1*#NAME?)" table:style-name="ce16">
            <text:p>#NAME?</text:p>
          </table:table-cell>
          <table:table-cell table:style-name="ce17"/>
          <table:table-cell office:value-type="currency" office:value="0" table:formula="msoxl:=SUM(G171*F17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2*#NAME?)" table:style-name="ce16">
            <text:p>#NAME?</text:p>
          </table:table-cell>
          <table:table-cell table:style-name="ce17"/>
          <table:table-cell office:value-type="currency" office:value="0" table:formula="msoxl:=SUM(G172*F17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3*#NAME?)" table:style-name="ce16">
            <text:p>#NAME?</text:p>
          </table:table-cell>
          <table:table-cell table:style-name="ce17"/>
          <table:table-cell office:value-type="currency" office:value="0" table:formula="msoxl:=SUM(G173*F17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4*#NAME?)" table:style-name="ce16">
            <text:p>#NAME?</text:p>
          </table:table-cell>
          <table:table-cell table:style-name="ce17"/>
          <table:table-cell office:value-type="currency" office:value="0" table:formula="msoxl:=SUM(G174*F17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5*#NAME?)" table:style-name="ce16">
            <text:p>#NAME?</text:p>
          </table:table-cell>
          <table:table-cell table:style-name="ce17"/>
          <table:table-cell office:value-type="currency" office:value="0" table:formula="msoxl:=SUM(G175*F17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6*#NAME?)" table:style-name="ce16">
            <text:p>#NAME?</text:p>
          </table:table-cell>
          <table:table-cell table:style-name="ce17"/>
          <table:table-cell office:value-type="currency" office:value="0" table:formula="msoxl:=SUM(G176*F17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7*#NAME?)" table:style-name="ce16">
            <text:p>#NAME?</text:p>
          </table:table-cell>
          <table:table-cell table:style-name="ce17"/>
          <table:table-cell office:value-type="currency" office:value="0" table:formula="msoxl:=SUM(G177*F17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8*#NAME?)" table:style-name="ce16">
            <text:p>#NAME?</text:p>
          </table:table-cell>
          <table:table-cell table:style-name="ce17"/>
          <table:table-cell office:value-type="currency" office:value="0" table:formula="msoxl:=SUM(G178*F17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79*#NAME?)" table:style-name="ce16">
            <text:p>#NAME?</text:p>
          </table:table-cell>
          <table:table-cell table:style-name="ce17"/>
          <table:table-cell office:value-type="currency" office:value="0" table:formula="msoxl:=SUM(G179*F17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0*#NAME?)" table:style-name="ce16">
            <text:p>#NAME?</text:p>
          </table:table-cell>
          <table:table-cell table:style-name="ce17"/>
          <table:table-cell office:value-type="currency" office:value="0" table:formula="msoxl:=SUM(G180*F18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1*#NAME?)" table:style-name="ce16">
            <text:p>#NAME?</text:p>
          </table:table-cell>
          <table:table-cell table:style-name="ce17"/>
          <table:table-cell office:value-type="currency" office:value="0" table:formula="msoxl:=SUM(G181*F18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2*#NAME?)" table:style-name="ce16">
            <text:p>#NAME?</text:p>
          </table:table-cell>
          <table:table-cell table:style-name="ce17"/>
          <table:table-cell office:value-type="currency" office:value="0" table:formula="msoxl:=SUM(G182*F18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3*#NAME?)" table:style-name="ce16">
            <text:p>#NAME?</text:p>
          </table:table-cell>
          <table:table-cell table:style-name="ce17"/>
          <table:table-cell office:value-type="currency" office:value="0" table:formula="msoxl:=SUM(G183*F18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4*#NAME?)" table:style-name="ce16">
            <text:p>#NAME?</text:p>
          </table:table-cell>
          <table:table-cell table:style-name="ce17"/>
          <table:table-cell office:value-type="currency" office:value="0" table:formula="msoxl:=SUM(G184*F18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5*#NAME?)" table:style-name="ce16">
            <text:p>#NAME?</text:p>
          </table:table-cell>
          <table:table-cell table:style-name="ce17"/>
          <table:table-cell office:value-type="currency" office:value="0" table:formula="msoxl:=SUM(G185*F18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6*#NAME?)" table:style-name="ce16">
            <text:p>#NAME?</text:p>
          </table:table-cell>
          <table:table-cell table:style-name="ce17"/>
          <table:table-cell office:value-type="currency" office:value="0" table:formula="msoxl:=SUM(G186*F18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7*#NAME?)" table:style-name="ce16">
            <text:p>#NAME?</text:p>
          </table:table-cell>
          <table:table-cell table:style-name="ce17"/>
          <table:table-cell office:value-type="currency" office:value="0" table:formula="msoxl:=SUM(G187*F18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8*#NAME?)" table:style-name="ce16">
            <text:p>#NAME?</text:p>
          </table:table-cell>
          <table:table-cell table:style-name="ce17"/>
          <table:table-cell office:value-type="currency" office:value="0" table:formula="msoxl:=SUM(G188*F18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89*#NAME?)" table:style-name="ce16">
            <text:p>#NAME?</text:p>
          </table:table-cell>
          <table:table-cell table:style-name="ce17"/>
          <table:table-cell office:value-type="currency" office:value="0" table:formula="msoxl:=SUM(G189*F18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0*#NAME?)" table:style-name="ce16">
            <text:p>#NAME?</text:p>
          </table:table-cell>
          <table:table-cell table:style-name="ce17"/>
          <table:table-cell office:value-type="currency" office:value="0" table:formula="msoxl:=SUM(G190*F19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1*#NAME?)" table:style-name="ce16">
            <text:p>#NAME?</text:p>
          </table:table-cell>
          <table:table-cell table:style-name="ce17"/>
          <table:table-cell office:value-type="currency" office:value="0" table:formula="msoxl:=SUM(G191*F191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2*#NAME?)" table:style-name="ce16">
            <text:p>#NAME?</text:p>
          </table:table-cell>
          <table:table-cell table:style-name="ce17"/>
          <table:table-cell office:value-type="currency" office:value="0" table:formula="msoxl:=SUM(G192*F192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3*#NAME?)" table:style-name="ce16">
            <text:p>#NAME?</text:p>
          </table:table-cell>
          <table:table-cell table:style-name="ce17"/>
          <table:table-cell office:value-type="currency" office:value="0" table:formula="msoxl:=SUM(G193*F193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4*#NAME?)" table:style-name="ce16">
            <text:p>#NAME?</text:p>
          </table:table-cell>
          <table:table-cell table:style-name="ce17"/>
          <table:table-cell office:value-type="currency" office:value="0" table:formula="msoxl:=SUM(G194*F194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5*#NAME?)" table:style-name="ce16">
            <text:p>#NAME?</text:p>
          </table:table-cell>
          <table:table-cell table:style-name="ce17"/>
          <table:table-cell office:value-type="currency" office:value="0" table:formula="msoxl:=SUM(G195*F195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6*#NAME?)" table:style-name="ce16">
            <text:p>#NAME?</text:p>
          </table:table-cell>
          <table:table-cell table:style-name="ce17"/>
          <table:table-cell office:value-type="currency" office:value="0" table:formula="msoxl:=SUM(G196*F196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7*#NAME?)" table:style-name="ce16">
            <text:p>#NAME?</text:p>
          </table:table-cell>
          <table:table-cell table:style-name="ce17"/>
          <table:table-cell office:value-type="currency" office:value="0" table:formula="msoxl:=SUM(G197*F197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8*#NAME?)" table:style-name="ce16">
            <text:p>#NAME?</text:p>
          </table:table-cell>
          <table:table-cell table:style-name="ce17"/>
          <table:table-cell office:value-type="currency" office:value="0" table:formula="msoxl:=SUM(G198*F198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199*#NAME?)" table:style-name="ce16">
            <text:p>#NAME?</text:p>
          </table:table-cell>
          <table:table-cell table:style-name="ce17"/>
          <table:table-cell office:value-type="currency" office:value="0" table:formula="msoxl:=SUM(G199*F199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style-name="ro2">
          <table:table-cell table:style-name="ce10"/>
          <table:table-cell table:style-name="ce21"/>
          <table:table-cell table:style-name="ce13"/>
          <table:table-cell table:style-name="ce14"/>
          <table:table-cell table:style-name="ce15"/>
          <table:table-cell office:value-type="float" office:value="0" table:formula="msoxl:=SUM(Other!$E200*#NAME?)" table:style-name="ce16">
            <text:p>#NAME?</text:p>
          </table:table-cell>
          <table:table-cell table:style-name="ce17"/>
          <table:table-cell office:value-type="currency" office:value="0" table:formula="msoxl:=SUM(G200*F200)" table:style-name="ce18">
            <text:p>#NAME?</text:p>
          </table:table-cell>
          <table:table-cell table:number-columns-repeated="2" table:style-name="ce13"/>
          <table:table-cell table:number-columns-repeated="16374"/>
        </table:table-row>
        <table:table-row table:number-rows-repeated="1048376" table:style-name="ro3">
          <table:table-cell table:number-columns-repeated="16384"/>
        </table:table-row>
      </table:table>
      <table:named-expressions>
        <table:named-range table:name="Goal" table:cell-range-address="Electronics.$K$1" table:base-cell-address="Electronics.$A$1"/>
      </table:named-expressions>
      <table:database-ranges>
        <table:database-range table:target-range-address="Electronics.A5:Electronics.K201" table:name="Table4" table:display-filter-buttons="true"/>
        <table:database-range table:target-range-address="Other.A5:Other.J200" table:name="Table4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">
      <number:currency-symbol>$</number:currency-symbol>
      <number:number number:decimal-places="2" number:min-integer-digits="1" number:grouping="true"/>
    </number:currency-style>
    <number:currency-style style:name="N37">
      <number:currency-symbol>$</number:currency-symbol>
      <number:number number:decimal-places="5" number:min-integer-digits="1" number:grouping="true"/>
    </number:currency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3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Bill of Materials</dc:title>
    <meta:keyword>BOM;Bill of materials;Materials;Components;Parts;Items</meta:keyword>
    <meta:initial-creator>Jack Linke</meta:initial-creator>
    <dc:creator>Jack</dc:creator>
    <meta:creation-date>2012-05-07T01:32:00Z</meta:creation-date>
    <dc:date>2013-05-12T01:26:48Z</dc:date>
    <meta:print-date>2013-05-12T01:25:09Z</meta:print-date>
  </office:meta>
</office:document-meta>
</file>